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1-01T00:00:00" table:style-name="ce5">
            <text:p>2021/1/1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32816" table:style-name="ce6">
            <text:p>32,816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27523" table:style-name="ce6">
            <text:p>127,523<text:s/></text:p>
          </table:table-cell>
          <table:table-cell office:value-type="float" office:value="36515" table:style-name="ce6">
            <text:p>36,515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23156" table:style-name="ce6">
            <text:p>23,156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4912" table:style-name="ce6">
            <text:p>14,91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30304" table:style-name="ce6">
            <text:p>30,304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33991" table:style-name="ce6">
            <text:p>33,991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61088" table:style-name="ce6">
            <text:p>61,088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20183" table:style-name="ce6">
            <text:p>20,183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50525" table:style-name="ce6">
            <text:p>50,525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4504" table:style-name="ce6">
            <text:p>14,504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2840" table:style-name="ce6">
            <text:p>2,840<text:s/></text:p>
          </table:table-cell>
          <table:table-cell table:number-columns-repeated="16264"/>
        </table:table-row>
        <table:table-row table:style-name="ro2">
          <table:table-cell office:value-type="date" office:date-value="2021-01-02T00:00:00" table:style-name="ce5">
            <text:p>2021/1/2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37712" table:style-name="ce6">
            <text:p>37,712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16437" table:style-name="ce6">
            <text:p>116,437<text:s/></text:p>
          </table:table-cell>
          <table:table-cell office:value-type="float" office:value="40387" table:style-name="ce6">
            <text:p>40,387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31200" table:style-name="ce6">
            <text:p>31,20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22901" table:style-name="ce6">
            <text:p>22,901<text:s/></text:p>
          </table:table-cell>
          <table:table-cell office:value-type="float" office:value="33042" table:style-name="ce6">
            <text:p>33,042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62529" table:style-name="ce6">
            <text:p>62,529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27265" table:style-name="ce6">
            <text:p>27,265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50507" table:style-name="ce6">
            <text:p>50,507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029" table:style-name="ce6">
            <text:p>3,029<text:s/></text:p>
          </table:table-cell>
          <table:table-cell table:number-columns-repeated="16264"/>
        </table:table-row>
        <table:table-row table:style-name="ro2">
          <table:table-cell office:value-type="date" office:date-value="2021-01-03T00:00:00" table:style-name="ce5">
            <text:p>2021/1/3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30585" table:style-name="ce6">
            <text:p>30,585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10315" table:style-name="ce6">
            <text:p>110,315<text:s/></text:p>
          </table:table-cell>
          <table:table-cell office:value-type="float" office:value="32703" table:style-name="ce6">
            <text:p>32,70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35129" table:style-name="ce6">
            <text:p>35,129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47320" table:style-name="ce6">
            <text:p>47,320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20808" table:style-name="ce6">
            <text:p>20,808<text:s/></text:p>
          </table:table-cell>
          <table:table-cell office:value-type="float" office:value="20709" table:style-name="ce6">
            <text:p>20,709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41414" table:style-name="ce6">
            <text:p>41,414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2684" table:style-name="ce6">
            <text:p>2,684<text:s/></text:p>
          </table:table-cell>
          <table:table-cell table:number-columns-repeated="16264"/>
        </table:table-row>
        <table:table-row table:style-name="ro2">
          <table:table-cell office:value-type="date" office:date-value="2021-01-04T00:00:00" table:style-name="ce5">
            <text:p>2021/1/4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42969" table:style-name="ce6">
            <text:p>42,969<text:s/></text:p>
          </table:table-cell>
          <table:table-cell office:value-type="float" office:value="37107" table:style-name="ce6">
            <text:p>37,107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28143" table:style-name="ce6">
            <text:p>28,143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33804" table:style-name="ce6">
            <text:p>33,804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37420" table:style-name="ce6">
            <text:p>37,420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20741" table:style-name="ce6">
            <text:p>20,741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110104" table:style-name="ce6">
            <text:p>110,104<text:s/></text:p>
          </table:table-cell>
          <table:table-cell office:value-type="float" office:value="35079" table:style-name="ce6">
            <text:p>35,079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23178" table:style-name="ce6">
            <text:p>23,178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25846" table:style-name="ce6">
            <text:p>25,846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29873" table:style-name="ce6">
            <text:p>29,873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37556" table:style-name="ce6">
            <text:p>37,556<text:s/></text:p>
          </table:table-cell>
          <table:table-cell office:value-type="float" office:value="40766" table:style-name="ce6">
            <text:p>40,766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25941" table:style-name="ce6">
            <text:p>25,941<text:s/></text:p>
          </table:table-cell>
          <table:table-cell office:value-type="float" office:value="49062" table:style-name="ce6">
            <text:p>49,062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31959" table:style-name="ce6">
            <text:p>31,959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59302" table:style-name="ce6">
            <text:p>59,302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9667" table:style-name="ce6">
            <text:p>19,667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30520" table:style-name="ce6">
            <text:p>30,520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4173" table:style-name="ce6">
            <text:p>4,173<text:s/></text:p>
          </table:table-cell>
          <table:table-cell table:number-columns-repeated="16264"/>
        </table:table-row>
        <table:table-row table:style-name="ro2">
          <table:table-cell office:value-type="date" office:date-value="2021-01-05T00:00:00" table:style-name="ce5">
            <text:p>2021/1/5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44457" table:style-name="ce6">
            <text:p>44,457<text:s/></text:p>
          </table:table-cell>
          <table:table-cell office:value-type="float" office:value="39497" table:style-name="ce6">
            <text:p>39,497<text:s/></text:p>
          </table:table-cell>
          <table:table-cell office:value-type="float" office:value="26928" table:style-name="ce6">
            <text:p>26,928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8812" table:style-name="ce6">
            <text:p>28,81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7495" table:style-name="ce6">
            <text:p>17,495<text:s/></text:p>
          </table:table-cell>
          <table:table-cell office:value-type="float" office:value="24950" table:style-name="ce6">
            <text:p>24,950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34837" table:style-name="ce6">
            <text:p>34,837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38224" table:style-name="ce6">
            <text:p>38,224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25481" table:style-name="ce6">
            <text:p>25,481<text:s/></text:p>
          </table:table-cell>
          <table:table-cell office:value-type="float" office:value="109902" table:style-name="ce6">
            <text:p>109,902<text:s/></text:p>
          </table:table-cell>
          <table:table-cell office:value-type="float" office:value="37195" table:style-name="ce6">
            <text:p>37,195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25924" table:style-name="ce6">
            <text:p>25,924<text:s/></text:p>
          </table:table-cell>
          <table:table-cell office:value-type="float" office:value="26279" table:style-name="ce6">
            <text:p>26,279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32207" table:style-name="ce6">
            <text:p>32,207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28947" table:style-name="ce6">
            <text:p>28,947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37862" table:style-name="ce6">
            <text:p>37,862<text:s/></text:p>
          </table:table-cell>
          <table:table-cell office:value-type="float" office:value="41069" table:style-name="ce6">
            <text:p>41,069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51216" table:style-name="ce6">
            <text:p>51,216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33204" table:style-name="ce6">
            <text:p>33,204<text:s/></text:p>
          </table:table-cell>
          <table:table-cell office:value-type="float" office:value="20852" table:style-name="ce6">
            <text:p>20,852<text:s/></text:p>
          </table:table-cell>
          <table:table-cell office:value-type="float" office:value="60227" table:style-name="ce6">
            <text:p>60,227<text:s/></text:p>
          </table:table-cell>
          <table:table-cell office:value-type="float" office:value="21953" table:style-name="ce6">
            <text:p>21,953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25378" table:style-name="ce6">
            <text:p>25,378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40000" table:style-name="ce6">
            <text:p>40,000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30218" table:style-name="ce6">
            <text:p>30,218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4127" table:style-name="ce6">
            <text:p>4,127<text:s/></text:p>
          </table:table-cell>
          <table:table-cell table:number-columns-repeated="16264"/>
        </table:table-row>
        <table:table-row table:style-name="ro2">
          <table:table-cell office:value-type="date" office:date-value="2021-01-06T00:00:00" table:style-name="ce5">
            <text:p>2021/1/6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45244" table:style-name="ce6">
            <text:p>45,244<text:s/></text:p>
          </table:table-cell>
          <table:table-cell office:value-type="float" office:value="41553" table:style-name="ce6">
            <text:p>41,553<text:s/></text:p>
          </table:table-cell>
          <table:table-cell office:value-type="float" office:value="27588" table:style-name="ce6">
            <text:p>27,588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20493" table:style-name="ce6">
            <text:p>20,493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28969" table:style-name="ce6">
            <text:p>28,96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35283" table:style-name="ce6">
            <text:p>35,283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8739" table:style-name="ce6">
            <text:p>38,739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7404" table:style-name="ce6">
            <text:p>27,404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111750" table:style-name="ce6">
            <text:p>111,750<text:s/></text:p>
          </table:table-cell>
          <table:table-cell office:value-type="float" office:value="40049" table:style-name="ce6">
            <text:p>40,049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32839" table:style-name="ce6">
            <text:p>32,839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28648" table:style-name="ce6">
            <text:p>28,648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7642" table:style-name="ce6">
            <text:p>27,642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41508" table:style-name="ce6">
            <text:p>41,508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53949" table:style-name="ce6">
            <text:p>53,949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31187" table:style-name="ce6">
            <text:p>31,187<text:s/></text:p>
          </table:table-cell>
          <table:table-cell office:value-type="float" office:value="34311" table:style-name="ce6">
            <text:p>34,311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61737" table:style-name="ce6">
            <text:p>61,737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40628" table:style-name="ce6">
            <text:p>40,628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26082" table:style-name="ce6">
            <text:p>26,082<text:s/></text:p>
          </table:table-cell>
          <table:table-cell office:value-type="float" office:value="23687" table:style-name="ce6">
            <text:p>23,687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31194" table:style-name="ce6">
            <text:p>31,194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4209" table:style-name="ce6">
            <text:p>4,209<text:s/></text:p>
          </table:table-cell>
          <table:table-cell table:number-columns-repeated="16264"/>
        </table:table-row>
        <table:table-row table:style-name="ro2">
          <table:table-cell office:value-type="date" office:date-value="2021-01-07T00:00:00" table:style-name="ce5">
            <text:p>2021/1/7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45737" table:style-name="ce6">
            <text:p>45,737<text:s/></text:p>
          </table:table-cell>
          <table:table-cell office:value-type="float" office:value="41120" table:style-name="ce6">
            <text:p>41,120<text:s/></text:p>
          </table:table-cell>
          <table:table-cell office:value-type="float" office:value="27196" table:style-name="ce6">
            <text:p>27,196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29054" table:style-name="ce6">
            <text:p>29,054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26720" table:style-name="ce6">
            <text:p>26,720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34982" table:style-name="ce6">
            <text:p>34,982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38457" table:style-name="ce6">
            <text:p>38,457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27495" table:style-name="ce6">
            <text:p>27,495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16494" table:style-name="ce6">
            <text:p>116,494<text:s/></text:p>
          </table:table-cell>
          <table:table-cell office:value-type="float" office:value="39655" table:style-name="ce6">
            <text:p>39,655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31588" table:style-name="ce6">
            <text:p>31,588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39285" table:style-name="ce6">
            <text:p>39,285<text:s/></text:p>
          </table:table-cell>
          <table:table-cell office:value-type="float" office:value="41255" table:style-name="ce6">
            <text:p>41,255<text:s/></text:p>
          </table:table-cell>
          <table:table-cell office:value-type="float" office:value="27481" table:style-name="ce6">
            <text:p>27,481<text:s/></text:p>
          </table:table-cell>
          <table:table-cell office:value-type="float" office:value="25603" table:style-name="ce6">
            <text:p>25,603<text:s/></text:p>
          </table:table-cell>
          <table:table-cell office:value-type="float" office:value="52759" table:style-name="ce6">
            <text:p>52,759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31244" table:style-name="ce6">
            <text:p>31,244<text:s/></text:p>
          </table:table-cell>
          <table:table-cell office:value-type="float" office:value="34486" table:style-name="ce6">
            <text:p>34,486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61923" table:style-name="ce6">
            <text:p>61,923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40953" table:style-name="ce6">
            <text:p>40,953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30835" table:style-name="ce6">
            <text:p>30,835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4281" table:style-name="ce6">
            <text:p>4,281<text:s/></text:p>
          </table:table-cell>
          <table:table-cell table:number-columns-repeated="16264"/>
        </table:table-row>
        <table:table-row table:style-name="ro2">
          <table:table-cell office:value-type="date" office:date-value="2021-01-08T00:00:00" table:style-name="ce5">
            <text:p>2021/1/8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47529" table:style-name="ce6">
            <text:p>47,529<text:s/></text:p>
          </table:table-cell>
          <table:table-cell office:value-type="float" office:value="47031" table:style-name="ce6">
            <text:p>47,031<text:s/></text:p>
          </table:table-cell>
          <table:table-cell office:value-type="float" office:value="28230" table:style-name="ce6">
            <text:p>28,230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28288" table:style-name="ce6">
            <text:p>28,288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35450" table:style-name="ce6">
            <text:p>35,450<text:s/></text:p>
          </table:table-cell>
          <table:table-cell office:value-type="float" office:value="26337" table:style-name="ce6">
            <text:p>26,337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39475" table:style-name="ce6">
            <text:p>39,475<text:s/></text:p>
          </table:table-cell>
          <table:table-cell office:value-type="float" office:value="28411" table:style-name="ce6">
            <text:p>28,411<text:s/></text:p>
          </table:table-cell>
          <table:table-cell office:value-type="float" office:value="28079" table:style-name="ce6">
            <text:p>28,079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145447" table:style-name="ce6">
            <text:p>145,447<text:s/></text:p>
          </table:table-cell>
          <table:table-cell office:value-type="float" office:value="45900" table:style-name="ce6">
            <text:p>45,900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32365" table:style-name="ce6">
            <text:p>32,365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44538" table:style-name="ce6">
            <text:p>44,538<text:s/></text:p>
          </table:table-cell>
          <table:table-cell office:value-type="float" office:value="42341" table:style-name="ce6">
            <text:p>42,341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61822" table:style-name="ce6">
            <text:p>61,822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33747" table:style-name="ce6">
            <text:p>33,747<text:s/></text:p>
          </table:table-cell>
          <table:table-cell office:value-type="float" office:value="38888" table:style-name="ce6">
            <text:p>38,888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69411" table:style-name="ce6">
            <text:p>69,411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31433" table:style-name="ce6">
            <text:p>31,43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42718" table:style-name="ce6">
            <text:p>42,718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32209" table:style-name="ce6">
            <text:p>32,209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4705" table:style-name="ce6">
            <text:p>4,705<text:s/></text:p>
          </table:table-cell>
          <table:table-cell table:number-columns-repeated="16264"/>
        </table:table-row>
        <table:table-row table:style-name="ro2">
          <table:table-cell office:value-type="date" office:date-value="2021-01-09T00:00:00" table:style-name="ce5">
            <text:p>2021/1/9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24600" table:style-name="ce6">
            <text:p>24,600<text:s/></text:p>
          </table:table-cell>
          <table:table-cell office:value-type="float" office:value="42880" table:style-name="ce6">
            <text:p>42,880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7184" table:style-name="ce6">
            <text:p>17,184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26707" table:style-name="ce6">
            <text:p>26,707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29994" table:style-name="ce6">
            <text:p>29,994<text:s/></text:p>
          </table:table-cell>
          <table:table-cell office:value-type="float" office:value="20921" table:style-name="ce6">
            <text:p>20,921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26249" table:style-name="ce6">
            <text:p>126,249<text:s/></text:p>
          </table:table-cell>
          <table:table-cell office:value-type="float" office:value="46308" table:style-name="ce6">
            <text:p>46,308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24741" table:style-name="ce6">
            <text:p>24,741<text:s/></text:p>
          </table:table-cell>
          <table:table-cell office:value-type="float" office:value="35019" table:style-name="ce6">
            <text:p>35,019<text:s/></text:p>
          </table:table-cell>
          <table:table-cell office:value-type="float" office:value="29869" table:style-name="ce6">
            <text:p>29,869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62648" table:style-name="ce6">
            <text:p>62,648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28499" table:style-name="ce6">
            <text:p>28,499<text:s/></text:p>
          </table:table-cell>
          <table:table-cell office:value-type="float" office:value="33243" table:style-name="ce6">
            <text:p>33,243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53438" table:style-name="ce6">
            <text:p>53,438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3132" table:style-name="ce6">
            <text:p>3,132<text:s/></text:p>
          </table:table-cell>
          <table:table-cell table:number-columns-repeated="16264"/>
        </table:table-row>
        <table:table-row table:style-name="ro2">
          <table:table-cell office:value-type="date" office:date-value="2021-01-10T00:00:00" table:style-name="ce5">
            <text:p>2021/1/10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32908" table:style-name="ce6">
            <text:p>32,908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25940" table:style-name="ce6">
            <text:p>25,940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11609" table:style-name="ce6">
            <text:p>111,609<text:s/></text:p>
          </table:table-cell>
          <table:table-cell office:value-type="float" office:value="37306" table:style-name="ce6">
            <text:p>37,306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20527" table:style-name="ce6">
            <text:p>20,527<text:s/></text:p>
          </table:table-cell>
          <table:table-cell office:value-type="float" office:value="30748" table:style-name="ce6">
            <text:p>30,748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50775" table:style-name="ce6">
            <text:p>50,775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44311" table:style-name="ce6">
            <text:p>44,311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200" table:style-name="ce6">
            <text:p>3,200<text:s/></text:p>
          </table:table-cell>
          <table:table-cell table:number-columns-repeated="16264"/>
        </table:table-row>
        <table:table-row table:style-name="ro2">
          <table:table-cell office:value-type="date" office:date-value="2021-01-11T00:00:00" table:style-name="ce5">
            <text:p>2021/1/11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44603" table:style-name="ce6">
            <text:p>44,603<text:s/></text:p>
          </table:table-cell>
          <table:table-cell office:value-type="float" office:value="39031" table:style-name="ce6">
            <text:p>39,031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14610" table:style-name="ce6">
            <text:p>14,610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33608" table:style-name="ce6">
            <text:p>33,608<text:s/></text:p>
          </table:table-cell>
          <table:table-cell office:value-type="float" office:value="22783" table:style-name="ce6">
            <text:p>22,78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38313" table:style-name="ce6">
            <text:p>38,313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114464" table:style-name="ce6">
            <text:p>114,464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30508" table:style-name="ce6">
            <text:p>30,508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8379" table:style-name="ce6">
            <text:p>18,379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39447" table:style-name="ce6">
            <text:p>39,447<text:s/></text:p>
          </table:table-cell>
          <table:table-cell office:value-type="float" office:value="40531" table:style-name="ce6">
            <text:p>40,531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50657" table:style-name="ce6">
            <text:p>50,657<text:s/></text:p>
          </table:table-cell>
          <table:table-cell office:value-type="float" office:value="22992" table:style-name="ce6">
            <text:p>22,992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32844" table:style-name="ce6">
            <text:p>32,844<text:s/></text:p>
          </table:table-cell>
          <table:table-cell office:value-type="float" office:value="20420" table:style-name="ce6">
            <text:p>20,420<text:s/></text:p>
          </table:table-cell>
          <table:table-cell office:value-type="float" office:value="60319" table:style-name="ce6">
            <text:p>60,319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19483" table:style-name="ce6">
            <text:p>19,483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28360" table:style-name="ce6">
            <text:p>28,360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39881" table:style-name="ce6">
            <text:p>39,881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25590" table:style-name="ce6">
            <text:p>25,590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30033" table:style-name="ce6">
            <text:p>30,033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400" table:style-name="ce6">
            <text:p>4,400<text:s/></text:p>
          </table:table-cell>
          <table:table-cell table:number-columns-repeated="16264"/>
        </table:table-row>
        <table:table-row table:style-name="ro2">
          <table:table-cell office:value-type="date" office:date-value="2021-01-12T00:00:00" table:style-name="ce5">
            <text:p>2021/1/12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45166" table:style-name="ce6">
            <text:p>45,166<text:s/></text:p>
          </table:table-cell>
          <table:table-cell office:value-type="float" office:value="41303" table:style-name="ce6">
            <text:p>41,303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34087" table:style-name="ce6">
            <text:p>34,087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38171" table:style-name="ce6">
            <text:p>38,171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112103" table:style-name="ce6">
            <text:p>112,103<text:s/></text:p>
          </table:table-cell>
          <table:table-cell office:value-type="float" office:value="39991" table:style-name="ce6">
            <text:p>39,991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3318" table:style-name="ce6">
            <text:p>23,318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30940" table:style-name="ce6">
            <text:p>30,940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38575" table:style-name="ce6">
            <text:p>38,575<text:s/></text:p>
          </table:table-cell>
          <table:table-cell office:value-type="float" office:value="41160" table:style-name="ce6">
            <text:p>41,160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53108" table:style-name="ce6">
            <text:p>53,108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30151" table:style-name="ce6">
            <text:p>30,151<text:s/></text:p>
          </table:table-cell>
          <table:table-cell office:value-type="float" office:value="34567" table:style-name="ce6">
            <text:p>34,567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60938" table:style-name="ce6">
            <text:p>60,938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20344" table:style-name="ce6">
            <text:p>20,344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40413" table:style-name="ce6">
            <text:p>40,413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25589" table:style-name="ce6">
            <text:p>25,589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31019" table:style-name="ce6">
            <text:p>31,019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279" table:style-name="ce6">
            <text:p>4,279<text:s/></text:p>
          </table:table-cell>
          <table:table-cell table:number-columns-repeated="16264"/>
        </table:table-row>
        <table:table-row table:style-name="ro2">
          <table:table-cell office:value-type="date" office:date-value="2021-01-13T00:00:00" table:style-name="ce5">
            <text:p>2021/1/13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5065" table:style-name="ce6">
            <text:p>45,065<text:s/></text:p>
          </table:table-cell>
          <table:table-cell office:value-type="float" office:value="42683" table:style-name="ce6">
            <text:p>42,683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29115" table:style-name="ce6">
            <text:p>29,115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26228" table:style-name="ce6">
            <text:p>26,228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34758" table:style-name="ce6">
            <text:p>34,758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38350" table:style-name="ce6">
            <text:p>38,350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24764" table:style-name="ce6">
            <text:p>24,764<text:s/></text:p>
          </table:table-cell>
          <table:table-cell office:value-type="float" office:value="113071" table:style-name="ce6">
            <text:p>113,071<text:s/></text:p>
          </table:table-cell>
          <table:table-cell office:value-type="float" office:value="44869" table:style-name="ce6">
            <text:p>44,869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27138" table:style-name="ce6">
            <text:p>27,138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30551" table:style-name="ce6">
            <text:p>30,551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3418" table:style-name="ce6">
            <text:p>23,418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27979" table:style-name="ce6">
            <text:p>27,979<text:s/></text:p>
          </table:table-cell>
          <table:table-cell office:value-type="float" office:value="38904" table:style-name="ce6">
            <text:p>38,904<text:s/></text:p>
          </table:table-cell>
          <table:table-cell office:value-type="float" office:value="41542" table:style-name="ce6">
            <text:p>41,542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54946" table:style-name="ce6">
            <text:p>54,946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30885" table:style-name="ce6">
            <text:p>30,885<text:s/></text:p>
          </table:table-cell>
          <table:table-cell office:value-type="float" office:value="35450" table:style-name="ce6">
            <text:p>35,450<text:s/></text:p>
          </table:table-cell>
          <table:table-cell office:value-type="float" office:value="21962" table:style-name="ce6">
            <text:p>21,962<text:s/></text:p>
          </table:table-cell>
          <table:table-cell office:value-type="float" office:value="62116" table:style-name="ce6">
            <text:p>62,116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25206" table:style-name="ce6">
            <text:p>25,206<text:s/></text:p>
          </table:table-cell>
          <table:table-cell office:value-type="float" office:value="20971" table:style-name="ce6">
            <text:p>20,971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40988" table:style-name="ce6">
            <text:p>40,988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32020" table:style-name="ce6">
            <text:p>32,020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4283" table:style-name="ce6">
            <text:p>4,283<text:s/></text:p>
          </table:table-cell>
          <table:table-cell table:number-columns-repeated="16264"/>
        </table:table-row>
        <table:table-row table:style-name="ro2">
          <table:table-cell office:value-type="date" office:date-value="2021-01-14T00:00:00" table:style-name="ce5">
            <text:p>2021/1/14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46101" table:style-name="ce6">
            <text:p>46,101<text:s/></text:p>
          </table:table-cell>
          <table:table-cell office:value-type="float" office:value="43305" table:style-name="ce6">
            <text:p>43,305<text:s/></text:p>
          </table:table-cell>
          <table:table-cell office:value-type="float" office:value="27424" table:style-name="ce6">
            <text:p>27,424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34543" table:style-name="ce6">
            <text:p>34,543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38816" table:style-name="ce6">
            <text:p>38,816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27389" table:style-name="ce6">
            <text:p>27,389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119492" table:style-name="ce6">
            <text:p>119,492<text:s/></text:p>
          </table:table-cell>
          <table:table-cell office:value-type="float" office:value="42392" table:style-name="ce6">
            <text:p>42,392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28458" table:style-name="ce6">
            <text:p>28,458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32342" table:style-name="ce6">
            <text:p>32,342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20338" table:style-name="ce6">
            <text:p>20,338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32696" table:style-name="ce6">
            <text:p>32,696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39313" table:style-name="ce6">
            <text:p>39,313<text:s/></text:p>
          </table:table-cell>
          <table:table-cell office:value-type="float" office:value="41419" table:style-name="ce6">
            <text:p>41,419<text:s/></text:p>
          </table:table-cell>
          <table:table-cell office:value-type="float" office:value="27657" table:style-name="ce6">
            <text:p>27,657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56156" table:style-name="ce6">
            <text:p>56,156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36039" table:style-name="ce6">
            <text:p>36,039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63604" table:style-name="ce6">
            <text:p>63,604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41266" table:style-name="ce6">
            <text:p>41,266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452" table:style-name="ce6">
            <text:p>4,452<text:s/></text:p>
          </table:table-cell>
          <table:table-cell table:number-columns-repeated="16264"/>
        </table:table-row>
        <table:table-row table:style-name="ro2">
          <table:table-cell office:value-type="date" office:date-value="2021-01-15T00:00:00" table:style-name="ce5">
            <text:p>2021/1/15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48707" table:style-name="ce6">
            <text:p>48,707<text:s/></text:p>
          </table:table-cell>
          <table:table-cell office:value-type="float" office:value="49897" table:style-name="ce6">
            <text:p>49,897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30267" table:style-name="ce6">
            <text:p>30,267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36389" table:style-name="ce6">
            <text:p>36,389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40280" table:style-name="ce6">
            <text:p>40,280<text:s/></text:p>
          </table:table-cell>
          <table:table-cell office:value-type="float" office:value="29310" table:style-name="ce6">
            <text:p>29,310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25990" table:style-name="ce6">
            <text:p>25,990<text:s/></text:p>
          </table:table-cell>
          <table:table-cell office:value-type="float" office:value="152538" table:style-name="ce6">
            <text:p>152,538<text:s/></text:p>
          </table:table-cell>
          <table:table-cell office:value-type="float" office:value="50387" table:style-name="ce6">
            <text:p>50,387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5148" table:style-name="ce6">
            <text:p>25,148<text:s/></text:p>
          </table:table-cell>
          <table:table-cell office:value-type="float" office:value="29180" table:style-name="ce6">
            <text:p>29,180<text:s/></text:p>
          </table:table-cell>
          <table:table-cell office:value-type="float" office:value="28220" table:style-name="ce6">
            <text:p>28,220<text:s/></text:p>
          </table:table-cell>
          <table:table-cell office:value-type="float" office:value="30909" table:style-name="ce6">
            <text:p>30,909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33432" table:style-name="ce6">
            <text:p>33,432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35030" table:style-name="ce6">
            <text:p>35,030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30705" table:style-name="ce6">
            <text:p>30,705<text:s/></text:p>
          </table:table-cell>
          <table:table-cell office:value-type="float" office:value="44392" table:style-name="ce6">
            <text:p>44,392<text:s/></text:p>
          </table:table-cell>
          <table:table-cell office:value-type="float" office:value="43382" table:style-name="ce6">
            <text:p>43,382<text:s/></text:p>
          </table:table-cell>
          <table:table-cell office:value-type="float" office:value="29260" table:style-name="ce6">
            <text:p>29,260<text:s/></text:p>
          </table:table-cell>
          <table:table-cell office:value-type="float" office:value="29190" table:style-name="ce6">
            <text:p>29,190<text:s/></text:p>
          </table:table-cell>
          <table:table-cell office:value-type="float" office:value="67536" table:style-name="ce6">
            <text:p>67,536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34354" table:style-name="ce6">
            <text:p>34,354<text:s/></text:p>
          </table:table-cell>
          <table:table-cell office:value-type="float" office:value="41685" table:style-name="ce6">
            <text:p>41,685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73205" table:style-name="ce6">
            <text:p>73,205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32936" table:style-name="ce6">
            <text:p>32,936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43244" table:style-name="ce6">
            <text:p>43,244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26616" table:style-name="ce6">
            <text:p>26,616<text:s/></text:p>
          </table:table-cell>
          <table:table-cell office:value-type="float" office:value="25897" table:style-name="ce6">
            <text:p>25,897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33177" table:style-name="ce6">
            <text:p>33,177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4647" table:style-name="ce6">
            <text:p>4,647<text:s/></text:p>
          </table:table-cell>
          <table:table-cell table:number-columns-repeated="16264"/>
        </table:table-row>
        <table:table-row table:style-name="ro2">
          <table:table-cell office:value-type="date" office:date-value="2021-01-16T00:00:00" table:style-name="ce5">
            <text:p>2021/1/16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26455" table:style-name="ce6">
            <text:p>26,455<text:s/></text:p>
          </table:table-cell>
          <table:table-cell office:value-type="float" office:value="45663" table:style-name="ce6">
            <text:p>45,663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27842" table:style-name="ce6">
            <text:p>27,842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31129" table:style-name="ce6">
            <text:p>31,129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134165" table:style-name="ce6">
            <text:p>134,165<text:s/></text:p>
          </table:table-cell>
          <table:table-cell office:value-type="float" office:value="49094" table:style-name="ce6">
            <text:p>49,094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28846" table:style-name="ce6">
            <text:p>28,846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16348" table:style-name="ce6">
            <text:p>16,348<text:s/></text:p>
          </table:table-cell>
          <table:table-cell office:value-type="float" office:value="25769" table:style-name="ce6">
            <text:p>25,769<text:s/></text:p>
          </table:table-cell>
          <table:table-cell office:value-type="float" office:value="36547" table:style-name="ce6">
            <text:p>36,547<text:s/></text:p>
          </table:table-cell>
          <table:table-cell office:value-type="float" office:value="31146" table:style-name="ce6">
            <text:p>31,146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65851" table:style-name="ce6">
            <text:p>65,851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34508" table:style-name="ce6">
            <text:p>34,508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57269" table:style-name="ce6">
            <text:p>57,269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2947" table:style-name="ce6">
            <text:p>2,947<text:s/></text:p>
          </table:table-cell>
          <table:table-cell table:number-columns-repeated="16264"/>
        </table:table-row>
        <table:table-row table:style-name="ro2">
          <table:table-cell office:value-type="date" office:date-value="2021-01-17T00:00:00" table:style-name="ce5">
            <text:p>2021/1/17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33704" table:style-name="ce6">
            <text:p>33,70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15380" table:style-name="ce6">
            <text:p>115,380<text:s/></text:p>
          </table:table-cell>
          <table:table-cell office:value-type="float" office:value="37177" table:style-name="ce6">
            <text:p>37,177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20989" table:style-name="ce6">
            <text:p>20,989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24722" table:style-name="ce6">
            <text:p>24,722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51772" table:style-name="ce6">
            <text:p>51,77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6530" table:style-name="ce6">
            <text:p>16,530<text:s/></text:p>
          </table:table-cell>
          <table:table-cell office:value-type="float" office:value="44931" table:style-name="ce6">
            <text:p>44,931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400" table:style-name="ce6">
            <text:p>2,400<text:s/></text:p>
          </table:table-cell>
          <table:table-cell table:number-columns-repeated="16264"/>
        </table:table-row>
        <table:table-row table:style-name="ro2">
          <table:table-cell office:value-type="date" office:date-value="2021-01-18T00:00:00" table:style-name="ce5">
            <text:p>2021/1/18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39685" table:style-name="ce6">
            <text:p>39,685<text:s/></text:p>
          </table:table-cell>
          <table:table-cell office:value-type="float" office:value="26042" table:style-name="ce6">
            <text:p>26,042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6630" table:style-name="ce6">
            <text:p>36,630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6224" table:style-name="ce6">
            <text:p>26,224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118323" table:style-name="ce6">
            <text:p>118,323<text:s/></text:p>
          </table:table-cell>
          <table:table-cell office:value-type="float" office:value="38774" table:style-name="ce6">
            <text:p>38,774<text:s/></text:p>
          </table:table-cell>
          <table:table-cell office:value-type="float" office:value="21710" table:style-name="ce6">
            <text:p>21,710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31014" table:style-name="ce6">
            <text:p>31,014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27216" table:style-name="ce6">
            <text:p>27,216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23166" table:style-name="ce6">
            <text:p>23,166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37957" table:style-name="ce6">
            <text:p>37,957<text:s/></text:p>
          </table:table-cell>
          <table:table-cell office:value-type="float" office:value="38071" table:style-name="ce6">
            <text:p>38,071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55200" table:style-name="ce6">
            <text:p>55,200<text:s/></text:p>
          </table:table-cell>
          <table:table-cell office:value-type="float" office:value="20367" table:style-name="ce6">
            <text:p>20,367<text:s/></text:p>
          </table:table-cell>
          <table:table-cell office:value-type="float" office:value="28225" table:style-name="ce6">
            <text:p>28,225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60945" table:style-name="ce6">
            <text:p>60,945<text:s/></text:p>
          </table:table-cell>
          <table:table-cell office:value-type="float" office:value="20919" table:style-name="ce6">
            <text:p>20,919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8886" table:style-name="ce6">
            <text:p>38,886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30011" table:style-name="ce6">
            <text:p>30,011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1-01-19T00:00:00" table:style-name="ce5">
            <text:p>2021/1/19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44856" table:style-name="ce6">
            <text:p>44,856<text:s/></text:p>
          </table:table-cell>
          <table:table-cell office:value-type="float" office:value="42322" table:style-name="ce6">
            <text:p>42,322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33817" table:style-name="ce6">
            <text:p>33,817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37027" table:style-name="ce6">
            <text:p>37,027<text:s/></text:p>
          </table:table-cell>
          <table:table-cell office:value-type="float" office:value="27118" table:style-name="ce6">
            <text:p>27,118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25474" table:style-name="ce6">
            <text:p>25,474<text:s/></text:p>
          </table:table-cell>
          <table:table-cell office:value-type="float" office:value="117686" table:style-name="ce6">
            <text:p>117,686<text:s/></text:p>
          </table:table-cell>
          <table:table-cell office:value-type="float" office:value="41425" table:style-name="ce6">
            <text:p>41,425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26331" table:style-name="ce6">
            <text:p>26,331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31506" table:style-name="ce6">
            <text:p>31,506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3100" table:style-name="ce6">
            <text:p>23,100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7670" table:style-name="ce6">
            <text:p>27,670<text:s/></text:p>
          </table:table-cell>
          <table:table-cell office:value-type="float" office:value="38631" table:style-name="ce6">
            <text:p>38,631<text:s/></text:p>
          </table:table-cell>
          <table:table-cell office:value-type="float" office:value="39320" table:style-name="ce6">
            <text:p>39,320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65697" table:style-name="ce6">
            <text:p>65,697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9314" table:style-name="ce6">
            <text:p>29,314<text:s/></text:p>
          </table:table-cell>
          <table:table-cell office:value-type="float" office:value="35554" table:style-name="ce6">
            <text:p>35,554<text:s/></text:p>
          </table:table-cell>
          <table:table-cell office:value-type="float" office:value="22901" table:style-name="ce6">
            <text:p>22,901<text:s/></text:p>
          </table:table-cell>
          <table:table-cell office:value-type="float" office:value="62269" table:style-name="ce6">
            <text:p>62,269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5411" table:style-name="ce6">
            <text:p>15,411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40266" table:style-name="ce6">
            <text:p>40,266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30766" table:style-name="ce6">
            <text:p>30,766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267" table:style-name="ce6">
            <text:p>4,267<text:s/></text:p>
          </table:table-cell>
          <table:table-cell table:number-columns-repeated="16264"/>
        </table:table-row>
        <table:table-row table:style-name="ro2">
          <table:table-cell office:value-type="date" office:date-value="2021-01-20T00:00:00" table:style-name="ce5">
            <text:p>2021/1/20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45444" table:style-name="ce6">
            <text:p>45,444<text:s/></text:p>
          </table:table-cell>
          <table:table-cell office:value-type="float" office:value="44532" table:style-name="ce6">
            <text:p>44,532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30125" table:style-name="ce6">
            <text:p>30,125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25148" table:style-name="ce6">
            <text:p>25,148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34496" table:style-name="ce6">
            <text:p>34,496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39105" table:style-name="ce6">
            <text:p>39,105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124448" table:style-name="ce6">
            <text:p>124,448<text:s/></text:p>
          </table:table-cell>
          <table:table-cell office:value-type="float" office:value="45044" table:style-name="ce6">
            <text:p>45,044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32902" table:style-name="ce6">
            <text:p>32,902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31365" table:style-name="ce6">
            <text:p>31,365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29416" table:style-name="ce6">
            <text:p>29,416<text:s/></text:p>
          </table:table-cell>
          <table:table-cell office:value-type="float" office:value="40698" table:style-name="ce6">
            <text:p>40,698<text:s/></text:p>
          </table:table-cell>
          <table:table-cell office:value-type="float" office:value="40657" table:style-name="ce6">
            <text:p>40,657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74329" table:style-name="ce6">
            <text:p>74,329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37308" table:style-name="ce6">
            <text:p>37,308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65011" table:style-name="ce6">
            <text:p>65,011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27412" table:style-name="ce6">
            <text:p>27,412<text:s/></text:p>
          </table:table-cell>
          <table:table-cell office:value-type="float" office:value="20781" table:style-name="ce6">
            <text:p>20,781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40899" table:style-name="ce6">
            <text:p>40,899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6021" table:style-name="ce6">
            <text:p>26,021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7965" table:style-name="ce6">
            <text:p>17,965<text:s/></text:p>
          </table:table-cell>
          <table:table-cell office:value-type="float" office:value="31124" table:style-name="ce6">
            <text:p>31,124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4156" table:style-name="ce6">
            <text:p>4,156<text:s/></text:p>
          </table:table-cell>
          <table:table-cell table:number-columns-repeated="16264"/>
        </table:table-row>
        <table:table-row table:style-name="ro2">
          <table:table-cell office:value-type="date" office:date-value="2021-01-21T00:00:00" table:style-name="ce5">
            <text:p>2021/1/21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44839" table:style-name="ce6">
            <text:p>44,839<text:s/></text:p>
          </table:table-cell>
          <table:table-cell office:value-type="float" office:value="43157" table:style-name="ce6">
            <text:p>43,157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34265" table:style-name="ce6">
            <text:p>34,265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36524" table:style-name="ce6">
            <text:p>36,524<text:s/></text:p>
          </table:table-cell>
          <table:table-cell office:value-type="float" office:value="26723" table:style-name="ce6">
            <text:p>26,723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122376" table:style-name="ce6">
            <text:p>122,376<text:s/></text:p>
          </table:table-cell>
          <table:table-cell office:value-type="float" office:value="42921" table:style-name="ce6">
            <text:p>42,921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26215" table:style-name="ce6">
            <text:p>26,215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7408" table:style-name="ce6">
            <text:p>27,408<text:s/></text:p>
          </table:table-cell>
          <table:table-cell office:value-type="float" office:value="38765" table:style-name="ce6">
            <text:p>38,765<text:s/></text:p>
          </table:table-cell>
          <table:table-cell office:value-type="float" office:value="38136" table:style-name="ce6">
            <text:p>38,136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61421" table:style-name="ce6">
            <text:p>61,421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35623" table:style-name="ce6">
            <text:p>35,623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62105" table:style-name="ce6">
            <text:p>62,105<text:s/></text:p>
          </table:table-cell>
          <table:table-cell office:value-type="float" office:value="19679" table:style-name="ce6">
            <text:p>19,679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23600" table:style-name="ce6">
            <text:p>23,600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30113" table:style-name="ce6">
            <text:p>30,113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4091" table:style-name="ce6">
            <text:p>4,091<text:s/></text:p>
          </table:table-cell>
          <table:table-cell table:number-columns-repeated="16264"/>
        </table:table-row>
        <table:table-row table:style-name="ro2">
          <table:table-cell office:value-type="date" office:date-value="2021-01-22T00:00:00" table:style-name="ce5">
            <text:p>2021/1/22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45911" table:style-name="ce6">
            <text:p>45,911<text:s/></text:p>
          </table:table-cell>
          <table:table-cell office:value-type="float" office:value="48068" table:style-name="ce6">
            <text:p>48,068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28577" table:style-name="ce6">
            <text:p>28,577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34859" table:style-name="ce6">
            <text:p>34,859<text:s/></text:p>
          </table:table-cell>
          <table:table-cell office:value-type="float" office:value="25131" table:style-name="ce6">
            <text:p>25,13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36783" table:style-name="ce6">
            <text:p>36,783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26489" table:style-name="ce6">
            <text:p>26,489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138729" table:style-name="ce6">
            <text:p>138,729<text:s/></text:p>
          </table:table-cell>
          <table:table-cell office:value-type="float" office:value="48128" table:style-name="ce6">
            <text:p>48,128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30295" table:style-name="ce6">
            <text:p>30,295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41935" table:style-name="ce6">
            <text:p>41,935<text:s/></text:p>
          </table:table-cell>
          <table:table-cell office:value-type="float" office:value="39231" table:style-name="ce6">
            <text:p>39,231<text:s/></text:p>
          </table:table-cell>
          <table:table-cell office:value-type="float" office:value="27658" table:style-name="ce6">
            <text:p>27,658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66530" table:style-name="ce6">
            <text:p>66,530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31279" table:style-name="ce6">
            <text:p>31,279<text:s/></text:p>
          </table:table-cell>
          <table:table-cell office:value-type="float" office:value="40199" table:style-name="ce6">
            <text:p>40,199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69618" table:style-name="ce6">
            <text:p>69,618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41487" table:style-name="ce6">
            <text:p>41,487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4259" table:style-name="ce6">
            <text:p>4,259<text:s/></text:p>
          </table:table-cell>
          <table:table-cell table:number-columns-repeated="16264"/>
        </table:table-row>
        <table:table-row table:style-name="ro2">
          <table:table-cell office:value-type="date" office:date-value="2021-01-23T00:00:00" table:style-name="ce5">
            <text:p>2021/1/23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24012" table:style-name="ce6">
            <text:p>24,012<text:s/></text:p>
          </table:table-cell>
          <table:table-cell office:value-type="float" office:value="43106" table:style-name="ce6">
            <text:p>43,106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18836" table:style-name="ce6">
            <text:p>18,836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114365" table:style-name="ce6">
            <text:p>114,365<text:s/></text:p>
          </table:table-cell>
          <table:table-cell office:value-type="float" office:value="45359" table:style-name="ce6">
            <text:p>45,359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26478" table:style-name="ce6">
            <text:p>26,478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29535" table:style-name="ce6">
            <text:p>29,535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66361" table:style-name="ce6">
            <text:p>66,361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32044" table:style-name="ce6">
            <text:p>32,044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51446" table:style-name="ce6">
            <text:p>51,446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20520" table:style-name="ce6">
            <text:p>20,520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2574" table:style-name="ce6">
            <text:p>2,574<text:s/></text:p>
          </table:table-cell>
          <table:table-cell table:number-columns-repeated="16264"/>
        </table:table-row>
        <table:table-row table:style-name="ro2">
          <table:table-cell office:value-type="date" office:date-value="2021-01-24T00:00:00" table:style-name="ce5">
            <text:p>2021/1/24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32921" table:style-name="ce6">
            <text:p>32,921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21022" table:style-name="ce6">
            <text:p>21,022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04953" table:style-name="ce6">
            <text:p>104,953<text:s/></text:p>
          </table:table-cell>
          <table:table-cell office:value-type="float" office:value="36912" table:style-name="ce6">
            <text:p>36,912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20434" table:style-name="ce6">
            <text:p>20,434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21402" table:style-name="ce6">
            <text:p>21,402<text:s/></text:p>
          </table:table-cell>
          <table:table-cell office:value-type="float" office:value="54810" table:style-name="ce6">
            <text:p>54,810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42524" table:style-name="ce6">
            <text:p>42,524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433" table:style-name="ce6">
            <text:p>2,433<text:s/></text:p>
          </table:table-cell>
          <table:table-cell table:number-columns-repeated="16264"/>
        </table:table-row>
        <table:table-row table:style-name="ro2">
          <table:table-cell office:value-type="date" office:date-value="2021-01-25T00:00:00" table:style-name="ce5">
            <text:p>2021/1/25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14173" table:style-name="ce6">
            <text:p>14,173<text:s/></text:p>
          </table:table-cell>
          <table:table-cell office:value-type="float" office:value="42043" table:style-name="ce6">
            <text:p>42,043<text:s/></text:p>
          </table:table-cell>
          <table:table-cell office:value-type="float" office:value="39222" table:style-name="ce6">
            <text:p>39,222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16565" table:style-name="ce6">
            <text:p>16,565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32357" table:style-name="ce6">
            <text:p>32,357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35020" table:style-name="ce6">
            <text:p>35,020<text:s/></text:p>
          </table:table-cell>
          <table:table-cell office:value-type="float" office:value="25453" table:style-name="ce6">
            <text:p>25,453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116658" table:style-name="ce6">
            <text:p>116,658<text:s/></text:p>
          </table:table-cell>
          <table:table-cell office:value-type="float" office:value="38853" table:style-name="ce6">
            <text:p>38,853<text:s/></text:p>
          </table:table-cell>
          <table:table-cell office:value-type="float" office:value="21605" table:style-name="ce6">
            <text:p>21,605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29715" table:style-name="ce6">
            <text:p>29,71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21220" table:style-name="ce6">
            <text:p>21,220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36843" table:style-name="ce6">
            <text:p>36,843<text:s/></text:p>
          </table:table-cell>
          <table:table-cell office:value-type="float" office:value="36802" table:style-name="ce6">
            <text:p>36,802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58515" table:style-name="ce6">
            <text:p>58,515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29170" table:style-name="ce6">
            <text:p>29,170<text:s/></text:p>
          </table:table-cell>
          <table:table-cell office:value-type="float" office:value="33506" table:style-name="ce6">
            <text:p>33,506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58172" table:style-name="ce6">
            <text:p>58,172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37955" table:style-name="ce6">
            <text:p>37,955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22410" table:style-name="ce6">
            <text:p>22,410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993" table:style-name="ce6">
            <text:p>3,993<text:s/></text:p>
          </table:table-cell>
          <table:table-cell table:number-columns-repeated="16264"/>
        </table:table-row>
        <table:table-row table:style-name="ro2">
          <table:table-cell office:value-type="date" office:date-value="2021-01-26T00:00:00" table:style-name="ce5">
            <text:p>2021/1/26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43532" table:style-name="ce6">
            <text:p>43,532<text:s/></text:p>
          </table:table-cell>
          <table:table-cell office:value-type="float" office:value="41296" table:style-name="ce6">
            <text:p>41,296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33952" table:style-name="ce6">
            <text:p>33,952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35887" table:style-name="ce6">
            <text:p>35,887<text:s/></text:p>
          </table:table-cell>
          <table:table-cell office:value-type="float" office:value="26388" table:style-name="ce6">
            <text:p>26,388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113680" table:style-name="ce6">
            <text:p>113,680<text:s/></text:p>
          </table:table-cell>
          <table:table-cell office:value-type="float" office:value="40896" table:style-name="ce6">
            <text:p>40,896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21621" table:style-name="ce6">
            <text:p>21,621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7051" table:style-name="ce6">
            <text:p>27,051<text:s/></text:p>
          </table:table-cell>
          <table:table-cell office:value-type="float" office:value="37431" table:style-name="ce6">
            <text:p>37,431<text:s/></text:p>
          </table:table-cell>
          <table:table-cell office:value-type="float" office:value="37777" table:style-name="ce6">
            <text:p>37,777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5480" table:style-name="ce6">
            <text:p>25,480<text:s/></text:p>
          </table:table-cell>
          <table:table-cell office:value-type="float" office:value="59556" table:style-name="ce6">
            <text:p>59,556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29923" table:style-name="ce6">
            <text:p>29,923<text:s/></text:p>
          </table:table-cell>
          <table:table-cell office:value-type="float" office:value="34732" table:style-name="ce6">
            <text:p>34,732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60249" table:style-name="ce6">
            <text:p>60,249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25138" table:style-name="ce6">
            <text:p>25,138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39002" table:style-name="ce6">
            <text:p>39,002<text:s/></text:p>
          </table:table-cell>
          <table:table-cell office:value-type="float" office:value="22781" table:style-name="ce6">
            <text:p>22,781<text:s/></text:p>
          </table:table-cell>
          <table:table-cell office:value-type="float" office:value="24278" table:style-name="ce6">
            <text:p>24,278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060" table:style-name="ce6">
            <text:p>4,060<text:s/></text:p>
          </table:table-cell>
          <table:table-cell table:number-columns-repeated="16264"/>
        </table:table-row>
        <table:table-row table:style-name="ro2">
          <table:table-cell office:value-type="date" office:date-value="2021-01-27T00:00:00" table:style-name="ce5">
            <text:p>2021/1/27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43971" table:style-name="ce6">
            <text:p>43,971<text:s/></text:p>
          </table:table-cell>
          <table:table-cell office:value-type="float" office:value="42053" table:style-name="ce6">
            <text:p>42,053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28477" table:style-name="ce6">
            <text:p>28,477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6294" table:style-name="ce6">
            <text:p>16,294<text:s/></text:p>
          </table:table-cell>
          <table:table-cell office:value-type="float" office:value="23334" table:style-name="ce6">
            <text:p>23,334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25576" table:style-name="ce6">
            <text:p>25,576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24893" table:style-name="ce6">
            <text:p>24,893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35667" table:style-name="ce6">
            <text:p>35,667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113903" table:style-name="ce6">
            <text:p>113,903<text:s/></text:p>
          </table:table-cell>
          <table:table-cell office:value-type="float" office:value="41559" table:style-name="ce6">
            <text:p>41,559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21929" table:style-name="ce6">
            <text:p>21,929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22507" table:style-name="ce6">
            <text:p>22,507<text:s/></text:p>
          </table:table-cell>
          <table:table-cell office:value-type="float" office:value="24874" table:style-name="ce6">
            <text:p>24,874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21623" table:style-name="ce6">
            <text:p>21,623<text:s/></text:p>
          </table:table-cell>
          <table:table-cell office:value-type="float" office:value="22427" table:style-name="ce6">
            <text:p>22,427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37392" table:style-name="ce6">
            <text:p>37,392<text:s/></text:p>
          </table:table-cell>
          <table:table-cell office:value-type="float" office:value="37714" table:style-name="ce6">
            <text:p>37,714<text:s/></text:p>
          </table:table-cell>
          <table:table-cell office:value-type="float" office:value="26915" table:style-name="ce6">
            <text:p>26,915<text:s/></text:p>
          </table:table-cell>
          <table:table-cell office:value-type="float" office:value="26622" table:style-name="ce6">
            <text:p>26,622<text:s/></text:p>
          </table:table-cell>
          <table:table-cell office:value-type="float" office:value="60385" table:style-name="ce6">
            <text:p>60,385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30533" table:style-name="ce6">
            <text:p>30,533<text:s/></text:p>
          </table:table-cell>
          <table:table-cell office:value-type="float" office:value="35961" table:style-name="ce6">
            <text:p>35,961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61116" table:style-name="ce6">
            <text:p>61,116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20187" table:style-name="ce6">
            <text:p>20,187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38993" table:style-name="ce6">
            <text:p>38,993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30758" table:style-name="ce6">
            <text:p>30,758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3950" table:style-name="ce6">
            <text:p>3,950<text:s/></text:p>
          </table:table-cell>
          <table:table-cell table:number-columns-repeated="16264"/>
        </table:table-row>
        <table:table-row table:style-name="ro2">
          <table:table-cell office:value-type="date" office:date-value="2021-01-28T00:00:00" table:style-name="ce5">
            <text:p>2021/1/28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44369" table:style-name="ce6">
            <text:p>44,369<text:s/></text:p>
          </table:table-cell>
          <table:table-cell office:value-type="float" office:value="43130" table:style-name="ce6">
            <text:p>43,130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1808" table:style-name="ce6">
            <text:p>31,808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22904" table:style-name="ce6">
            <text:p>22,904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34046" table:style-name="ce6">
            <text:p>34,046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36037" table:style-name="ce6">
            <text:p>36,037<text:s/></text:p>
          </table:table-cell>
          <table:table-cell office:value-type="float" office:value="26035" table:style-name="ce6">
            <text:p>26,035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117190" table:style-name="ce6">
            <text:p>117,190<text:s/></text:p>
          </table:table-cell>
          <table:table-cell office:value-type="float" office:value="41926" table:style-name="ce6">
            <text:p>41,926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21547" table:style-name="ce6">
            <text:p>21,547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37529" table:style-name="ce6">
            <text:p>37,529<text:s/></text:p>
          </table:table-cell>
          <table:table-cell office:value-type="float" office:value="37793" table:style-name="ce6">
            <text:p>37,793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59779" table:style-name="ce6">
            <text:p>59,779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31078" table:style-name="ce6">
            <text:p>31,078<text:s/></text:p>
          </table:table-cell>
          <table:table-cell office:value-type="float" office:value="35922" table:style-name="ce6">
            <text:p>35,922<text:s/></text:p>
          </table:table-cell>
          <table:table-cell office:value-type="float" office:value="23017" table:style-name="ce6">
            <text:p>23,017<text:s/></text:p>
          </table:table-cell>
          <table:table-cell office:value-type="float" office:value="62366" table:style-name="ce6">
            <text:p>62,366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8681" table:style-name="ce6">
            <text:p>18,681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20179" table:style-name="ce6">
            <text:p>20,179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39880" table:style-name="ce6">
            <text:p>39,88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29511" table:style-name="ce6">
            <text:p>29,511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3946" table:style-name="ce6">
            <text:p>3,946<text:s/></text:p>
          </table:table-cell>
          <table:table-cell table:number-columns-repeated="16264"/>
        </table:table-row>
        <table:table-row table:style-name="ro2">
          <table:table-cell office:value-type="date" office:date-value="2021-01-29T00:00:00" table:style-name="ce5">
            <text:p>2021/1/29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46431" table:style-name="ce6">
            <text:p>46,431<text:s/></text:p>
          </table:table-cell>
          <table:table-cell office:value-type="float" office:value="50862" table:style-name="ce6">
            <text:p>50,862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32532" table:style-name="ce6">
            <text:p>32,532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6876" table:style-name="ce6">
            <text:p>16,876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35614" table:style-name="ce6">
            <text:p>35,614<text:s/></text:p>
          </table:table-cell>
          <table:table-cell office:value-type="float" office:value="25074" table:style-name="ce6">
            <text:p>25,074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37010" table:style-name="ce6">
            <text:p>37,010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138251" table:style-name="ce6">
            <text:p>138,251<text:s/></text:p>
          </table:table-cell>
          <table:table-cell office:value-type="float" office:value="48632" table:style-name="ce6">
            <text:p>48,632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25963" table:style-name="ce6">
            <text:p>25,963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29810" table:style-name="ce6">
            <text:p>29,810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41416" table:style-name="ce6">
            <text:p>41,416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69014" table:style-name="ce6">
            <text:p>69,014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34759" table:style-name="ce6">
            <text:p>34,759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25621" table:style-name="ce6">
            <text:p>25,621<text:s/></text:p>
          </table:table-cell>
          <table:table-cell office:value-type="float" office:value="70196" table:style-name="ce6">
            <text:p>70,196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27476" table:style-name="ce6">
            <text:p>27,476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40958" table:style-name="ce6">
            <text:p>40,958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31068" table:style-name="ce6">
            <text:p>31,068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136" table:style-name="ce6">
            <text:p>4,136<text:s/></text:p>
          </table:table-cell>
          <table:table-cell table:number-columns-repeated="16264"/>
        </table:table-row>
        <table:table-row table:style-name="ro2">
          <table:table-cell office:value-type="date" office:date-value="2021-01-30T00:00:00" table:style-name="ce5">
            <text:p>2021/1/30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44774" table:style-name="ce6">
            <text:p>44,774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115576" table:style-name="ce6">
            <text:p>115,576<text:s/></text:p>
          </table:table-cell>
          <table:table-cell office:value-type="float" office:value="45965" table:style-name="ce6">
            <text:p>45,965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24590" table:style-name="ce6">
            <text:p>24,590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32589" table:style-name="ce6">
            <text:p>32,589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67674" table:style-name="ce6">
            <text:p>67,674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29664" table:style-name="ce6">
            <text:p>29,664<text:s/></text:p>
          </table:table-cell>
          <table:table-cell office:value-type="float" office:value="32489" table:style-name="ce6">
            <text:p>32,489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53526" table:style-name="ce6">
            <text:p>53,526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15336" table:style-name="ce6">
            <text:p>15,336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527" table:style-name="ce6">
            <text:p>2,527<text:s/></text:p>
          </table:table-cell>
          <table:table-cell table:number-columns-repeated="16264"/>
        </table:table-row>
        <table:table-row table:style-name="ro2">
          <table:table-cell office:value-type="date" office:date-value="2021-01-31T00:00:00" table:style-name="ce5">
            <text:p>2021/1/31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33969" table:style-name="ce6">
            <text:p>33,969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16542" table:style-name="ce6">
            <text:p>16,542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100001" table:style-name="ce6">
            <text:p>100,001<text:s/></text:p>
          </table:table-cell>
          <table:table-cell office:value-type="float" office:value="37075" table:style-name="ce6">
            <text:p>37,075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55316" table:style-name="ce6">
            <text:p>55,31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24711" table:style-name="ce6">
            <text:p>24,711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44632" table:style-name="ce6">
            <text:p>44,632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674" table:style-name="ce6">
            <text:p>674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2154" table:style-name="ce6">
            <text:p>2,15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1-01T00:00:00" table:style-name="ce5">
            <text:p>2021/1/1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33683" table:style-name="ce6">
            <text:p>33,683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10369" table:style-name="ce6">
            <text:p>110,369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34908" table:style-name="ce6">
            <text:p>34,908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9959" table:style-name="ce6">
            <text:p>29,959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63273" table:style-name="ce6">
            <text:p>63,273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50279" table:style-name="ce6">
            <text:p>50,279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2820" table:style-name="ce6">
            <text:p>2,820<text:s/></text:p>
          </table:table-cell>
          <table:table-cell table:number-columns-repeated="16264"/>
        </table:table-row>
        <table:table-row table:style-name="ro2">
          <table:table-cell office:value-type="date" office:date-value="2021-01-02T00:00:00" table:style-name="ce5">
            <text:p>2021/1/2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37556" table:style-name="ce6">
            <text:p>37,556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15009" table:style-name="ce6">
            <text:p>15,009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24058" table:style-name="ce6">
            <text:p>124,058<text:s/></text:p>
          </table:table-cell>
          <table:table-cell office:value-type="float" office:value="39588" table:style-name="ce6">
            <text:p>39,588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22983" table:style-name="ce6">
            <text:p>22,983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34632" table:style-name="ce6">
            <text:p>34,632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25506" table:style-name="ce6">
            <text:p>25,506<text:s/></text:p>
          </table:table-cell>
          <table:table-cell office:value-type="float" office:value="31835" table:style-name="ce6">
            <text:p>31,835<text:s/></text:p>
          </table:table-cell>
          <table:table-cell office:value-type="float" office:value="26429" table:style-name="ce6">
            <text:p>26,429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61703" table:style-name="ce6">
            <text:p>61,70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50850" table:style-name="ce6">
            <text:p>50,850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771" table:style-name="ce6">
            <text:p>2,771<text:s/></text:p>
          </table:table-cell>
          <table:table-cell table:number-columns-repeated="16264"/>
        </table:table-row>
        <table:table-row table:style-name="ro2">
          <table:table-cell office:value-type="date" office:date-value="2021-01-03T00:00:00" table:style-name="ce5">
            <text:p>2021/1/3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30731" table:style-name="ce6">
            <text:p>30,731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138196" table:style-name="ce6">
            <text:p>138,196<text:s/></text:p>
          </table:table-cell>
          <table:table-cell office:value-type="float" office:value="32323" table:style-name="ce6">
            <text:p>32,323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36224" table:style-name="ce6">
            <text:p>36,224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31545" table:style-name="ce6">
            <text:p>31,545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2542" table:style-name="ce6">
            <text:p>22,542<text:s/></text:p>
          </table:table-cell>
          <table:table-cell office:value-type="float" office:value="48784" table:style-name="ce6">
            <text:p>48,784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20687" table:style-name="ce6">
            <text:p>20,687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43842" table:style-name="ce6">
            <text:p>43,842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475" table:style-name="ce6">
            <text:p>2,475<text:s/></text:p>
          </table:table-cell>
          <table:table-cell table:number-columns-repeated="16264"/>
        </table:table-row>
        <table:table-row table:style-name="ro2">
          <table:table-cell office:value-type="date" office:date-value="2021-01-04T00:00:00" table:style-name="ce5">
            <text:p>2021/1/4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40605" table:style-name="ce6">
            <text:p>40,605<text:s/></text:p>
          </table:table-cell>
          <table:table-cell office:value-type="float" office:value="37201" table:style-name="ce6">
            <text:p>37,201<text:s/></text:p>
          </table:table-cell>
          <table:table-cell office:value-type="float" office:value="26153" table:style-name="ce6">
            <text:p>26,153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9581" table:style-name="ce6">
            <text:p>29,581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35619" table:style-name="ce6">
            <text:p>35,619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25002" table:style-name="ce6">
            <text:p>125,002<text:s/></text:p>
          </table:table-cell>
          <table:table-cell office:value-type="float" office:value="34830" table:style-name="ce6">
            <text:p>34,830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29914" table:style-name="ce6">
            <text:p>29,914<text:s/></text:p>
          </table:table-cell>
          <table:table-cell office:value-type="float" office:value="34454" table:style-name="ce6">
            <text:p>34,454<text:s/></text:p>
          </table:table-cell>
          <table:table-cell office:value-type="float" office:value="40888" table:style-name="ce6">
            <text:p>40,888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50036" table:style-name="ce6">
            <text:p>50,036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29495" table:style-name="ce6">
            <text:p>29,495<text:s/></text:p>
          </table:table-cell>
          <table:table-cell office:value-type="float" office:value="30631" table:style-name="ce6">
            <text:p>30,631<text:s/></text:p>
          </table:table-cell>
          <table:table-cell office:value-type="float" office:value="19178" table:style-name="ce6">
            <text:p>19,178<text:s/></text:p>
          </table:table-cell>
          <table:table-cell office:value-type="float" office:value="57266" table:style-name="ce6">
            <text:p>57,266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25429" table:style-name="ce6">
            <text:p>25,429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7638" table:style-name="ce6">
            <text:p>37,638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4074" table:style-name="ce6">
            <text:p>4,074<text:s/></text:p>
          </table:table-cell>
          <table:table-cell table:number-columns-repeated="16264"/>
        </table:table-row>
        <table:table-row table:style-name="ro2">
          <table:table-cell office:value-type="date" office:date-value="2021-01-05T00:00:00" table:style-name="ce5">
            <text:p>2021/1/5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41949" table:style-name="ce6">
            <text:p>41,949<text:s/></text:p>
          </table:table-cell>
          <table:table-cell office:value-type="float" office:value="39477" table:style-name="ce6">
            <text:p>39,477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30303" table:style-name="ce6">
            <text:p>30,303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25858" table:style-name="ce6">
            <text:p>25,858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34813" table:style-name="ce6">
            <text:p>34,813<text:s/></text:p>
          </table:table-cell>
          <table:table-cell office:value-type="float" office:value="25484" table:style-name="ce6">
            <text:p>25,484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36314" table:style-name="ce6">
            <text:p>36,314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27496" table:style-name="ce6">
            <text:p>27,496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112773" table:style-name="ce6">
            <text:p>112,773<text:s/></text:p>
          </table:table-cell>
          <table:table-cell office:value-type="float" office:value="36968" table:style-name="ce6">
            <text:p>36,968<text:s/></text:p>
          </table:table-cell>
          <table:table-cell office:value-type="float" office:value="19990" table:style-name="ce6">
            <text:p>19,990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26182" table:style-name="ce6">
            <text:p>26,182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1290" table:style-name="ce6">
            <text:p>31,290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31181" table:style-name="ce6">
            <text:p>31,181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26998" table:style-name="ce6">
            <text:p>26,998<text:s/></text:p>
          </table:table-cell>
          <table:table-cell office:value-type="float" office:value="30990" table:style-name="ce6">
            <text:p>30,990<text:s/></text:p>
          </table:table-cell>
          <table:table-cell office:value-type="float" office:value="33905" table:style-name="ce6">
            <text:p>33,905<text:s/></text:p>
          </table:table-cell>
          <table:table-cell office:value-type="float" office:value="41631" table:style-name="ce6">
            <text:p>41,631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51802" table:style-name="ce6">
            <text:p>51,802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31013" table:style-name="ce6">
            <text:p>31,013<text:s/></text:p>
          </table:table-cell>
          <table:table-cell office:value-type="float" office:value="32467" table:style-name="ce6">
            <text:p>32,467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59033" table:style-name="ce6">
            <text:p>59,033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38688" table:style-name="ce6">
            <text:p>38,688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4163" table:style-name="ce6">
            <text:p>4,163<text:s/></text:p>
          </table:table-cell>
          <table:table-cell table:number-columns-repeated="16264"/>
        </table:table-row>
        <table:table-row table:style-name="ro2">
          <table:table-cell office:value-type="date" office:date-value="2021-01-06T00:00:00" table:style-name="ce5">
            <text:p>2021/1/6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42578" table:style-name="ce6">
            <text:p>42,578<text:s/></text:p>
          </table:table-cell>
          <table:table-cell office:value-type="float" office:value="41858" table:style-name="ce6">
            <text:p>41,858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30363" table:style-name="ce6">
            <text:p>30,363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35674" table:style-name="ce6">
            <text:p>35,674<text:s/></text:p>
          </table:table-cell>
          <table:table-cell office:value-type="float" office:value="25912" table:style-name="ce6">
            <text:p>25,91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36800" table:style-name="ce6">
            <text:p>36,800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114239" table:style-name="ce6">
            <text:p>114,239<text:s/></text:p>
          </table:table-cell>
          <table:table-cell office:value-type="float" office:value="39096" table:style-name="ce6">
            <text:p>39,096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27027" table:style-name="ce6">
            <text:p>27,027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31839" table:style-name="ce6">
            <text:p>31,839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0724" table:style-name="ce6">
            <text:p>30,724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7301" table:style-name="ce6">
            <text:p>27,301<text:s/></text:p>
          </table:table-cell>
          <table:table-cell office:value-type="float" office:value="31122" table:style-name="ce6">
            <text:p>31,122<text:s/></text:p>
          </table:table-cell>
          <table:table-cell office:value-type="float" office:value="34589" table:style-name="ce6">
            <text:p>34,589<text:s/></text:p>
          </table:table-cell>
          <table:table-cell office:value-type="float" office:value="41914" table:style-name="ce6">
            <text:p>41,914<text:s/></text:p>
          </table:table-cell>
          <table:table-cell office:value-type="float" office:value="26796" table:style-name="ce6">
            <text:p>26,796<text:s/></text:p>
          </table:table-cell>
          <table:table-cell office:value-type="float" office:value="27623" table:style-name="ce6">
            <text:p>27,623<text:s/></text:p>
          </table:table-cell>
          <table:table-cell office:value-type="float" office:value="54528" table:style-name="ce6">
            <text:p>54,528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31561" table:style-name="ce6">
            <text:p>31,561<text:s/></text:p>
          </table:table-cell>
          <table:table-cell office:value-type="float" office:value="33551" table:style-name="ce6">
            <text:p>33,551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60639" table:style-name="ce6">
            <text:p>60,639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39584" table:style-name="ce6">
            <text:p>39,584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24035" table:style-name="ce6">
            <text:p>24,035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30588" table:style-name="ce6">
            <text:p>30,588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4227" table:style-name="ce6">
            <text:p>4,227<text:s/></text:p>
          </table:table-cell>
          <table:table-cell table:number-columns-repeated="16264"/>
        </table:table-row>
        <table:table-row table:style-name="ro2">
          <table:table-cell office:value-type="date" office:date-value="2021-01-07T00:00:00" table:style-name="ce5">
            <text:p>2021/1/7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43444" table:style-name="ce6">
            <text:p>43,444<text:s/></text:p>
          </table:table-cell>
          <table:table-cell office:value-type="float" office:value="41592" table:style-name="ce6">
            <text:p>41,592<text:s/></text:p>
          </table:table-cell>
          <table:table-cell office:value-type="float" office:value="27535" table:style-name="ce6">
            <text:p>27,535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7454" table:style-name="ce6">
            <text:p>17,454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27947" table:style-name="ce6">
            <text:p>27,947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35249" table:style-name="ce6">
            <text:p>35,249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4218" table:style-name="ce6">
            <text:p>24,218<text:s/></text:p>
          </table:table-cell>
          <table:table-cell office:value-type="float" office:value="116078" table:style-name="ce6">
            <text:p>116,078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24984" table:style-name="ce6">
            <text:p>24,984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2838" table:style-name="ce6">
            <text:p>22,838<text:s/></text:p>
          </table:table-cell>
          <table:table-cell office:value-type="float" office:value="27078" table:style-name="ce6">
            <text:p>27,078<text:s/></text:p>
          </table:table-cell>
          <table:table-cell office:value-type="float" office:value="30820" table:style-name="ce6">
            <text:p>30,820<text:s/></text:p>
          </table:table-cell>
          <table:table-cell office:value-type="float" office:value="34790" table:style-name="ce6">
            <text:p>34,790<text:s/></text:p>
          </table:table-cell>
          <table:table-cell office:value-type="float" office:value="42019" table:style-name="ce6">
            <text:p>42,019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26290" table:style-name="ce6">
            <text:p>26,290<text:s/></text:p>
          </table:table-cell>
          <table:table-cell office:value-type="float" office:value="53229" table:style-name="ce6">
            <text:p>53,229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31501" table:style-name="ce6">
            <text:p>31,501<text:s/></text:p>
          </table:table-cell>
          <table:table-cell office:value-type="float" office:value="33769" table:style-name="ce6">
            <text:p>33,769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61014" table:style-name="ce6">
            <text:p>61,014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19747" table:style-name="ce6">
            <text:p>19,747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25924" table:style-name="ce6">
            <text:p>25,924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40045" table:style-name="ce6">
            <text:p>40,045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4426" table:style-name="ce6">
            <text:p>4,426<text:s/></text:p>
          </table:table-cell>
          <table:table-cell table:number-columns-repeated="16264"/>
        </table:table-row>
        <table:table-row table:style-name="ro2">
          <table:table-cell office:value-type="date" office:date-value="2021-01-08T00:00:00" table:style-name="ce5">
            <text:p>2021/1/8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43864" table:style-name="ce6">
            <text:p>43,864<text:s/></text:p>
          </table:table-cell>
          <table:table-cell office:value-type="float" office:value="46604" table:style-name="ce6">
            <text:p>46,604<text:s/></text:p>
          </table:table-cell>
          <table:table-cell office:value-type="float" office:value="28360" table:style-name="ce6">
            <text:p>28,360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30285" table:style-name="ce6">
            <text:p>30,285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35952" table:style-name="ce6">
            <text:p>35,952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135258" table:style-name="ce6">
            <text:p>135,258<text:s/></text:p>
          </table:table-cell>
          <table:table-cell office:value-type="float" office:value="44192" table:style-name="ce6">
            <text:p>44,192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32192" table:style-name="ce6">
            <text:p>32,192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32423" table:style-name="ce6">
            <text:p>32,423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39636" table:style-name="ce6">
            <text:p>39,636<text:s/></text:p>
          </table:table-cell>
          <table:table-cell office:value-type="float" office:value="44082" table:style-name="ce6">
            <text:p>44,082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60267" table:style-name="ce6">
            <text:p>60,267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33853" table:style-name="ce6">
            <text:p>33,853<text:s/></text:p>
          </table:table-cell>
          <table:table-cell office:value-type="float" office:value="36809" table:style-name="ce6">
            <text:p>36,809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66792" table:style-name="ce6">
            <text:p>66,792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4495" table:style-name="ce6">
            <text:p>14,495<text:s/></text:p>
          </table:table-cell>
          <table:table-cell office:value-type="float" office:value="30894" table:style-name="ce6">
            <text:p>30,894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40632" table:style-name="ce6">
            <text:p>40,632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4888" table:style-name="ce6">
            <text:p>4,888<text:s/></text:p>
          </table:table-cell>
          <table:table-cell table:number-columns-repeated="16264"/>
        </table:table-row>
        <table:table-row table:style-name="ro2">
          <table:table-cell office:value-type="date" office:date-value="2021-01-09T00:00:00" table:style-name="ce5">
            <text:p>2021/1/9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43200" table:style-name="ce6">
            <text:p>43,200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7291" table:style-name="ce6">
            <text:p>27,291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24795" table:style-name="ce6">
            <text:p>124,795<text:s/></text:p>
          </table:table-cell>
          <table:table-cell office:value-type="float" office:value="44786" table:style-name="ce6">
            <text:p>44,786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16921" table:style-name="ce6">
            <text:p>16,921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32182" table:style-name="ce6">
            <text:p>32,182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61191" table:style-name="ce6">
            <text:p>61,191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30805" table:style-name="ce6">
            <text:p>30,805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52536" table:style-name="ce6">
            <text:p>52,536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3862" table:style-name="ce6">
            <text:p>23,862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8193" table:style-name="ce6">
            <text:p>18,193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3000" table:style-name="ce6">
            <text:p>3,000<text:s/></text:p>
          </table:table-cell>
          <table:table-cell table:number-columns-repeated="16264"/>
        </table:table-row>
        <table:table-row table:style-name="ro2">
          <table:table-cell office:value-type="date" office:date-value="2021-01-10T00:00:00" table:style-name="ce5">
            <text:p>2021/1/10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33748" table:style-name="ce6">
            <text:p>33,748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22624" table:style-name="ce6">
            <text:p>122,624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30102" table:style-name="ce6">
            <text:p>30,102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51599" table:style-name="ce6">
            <text:p>51,599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45565" table:style-name="ce6">
            <text:p>45,565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0850" table:style-name="ce6">
            <text:p>20,850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2876" table:style-name="ce6">
            <text:p>2,876<text:s/></text:p>
          </table:table-cell>
          <table:table-cell table:number-columns-repeated="16264"/>
        </table:table-row>
        <table:table-row table:style-name="ro2">
          <table:table-cell office:value-type="date" office:date-value="2021-01-11T00:00:00" table:style-name="ce5">
            <text:p>2021/1/11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42470" table:style-name="ce6">
            <text:p>42,470<text:s/></text:p>
          </table:table-cell>
          <table:table-cell office:value-type="float" office:value="39504" table:style-name="ce6">
            <text:p>39,504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9432" table:style-name="ce6">
            <text:p>29,432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33598" table:style-name="ce6">
            <text:p>33,598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36068" table:style-name="ce6">
            <text:p>36,068<text:s/></text:p>
          </table:table-cell>
          <table:table-cell office:value-type="float" office:value="26308" table:style-name="ce6">
            <text:p>26,308<text:s/></text:p>
          </table:table-cell>
          <table:table-cell office:value-type="float" office:value="27489" table:style-name="ce6">
            <text:p>27,489<text:s/></text:p>
          </table:table-cell>
          <table:table-cell office:value-type="float" office:value="21608" table:style-name="ce6">
            <text:p>21,608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119920" table:style-name="ce6">
            <text:p>119,920<text:s/></text:p>
          </table:table-cell>
          <table:table-cell office:value-type="float" office:value="37046" table:style-name="ce6">
            <text:p>37,046<text:s/></text:p>
          </table:table-cell>
          <table:table-cell office:value-type="float" office:value="19683" table:style-name="ce6">
            <text:p>19,683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29361" table:style-name="ce6">
            <text:p>29,361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28206" table:style-name="ce6">
            <text:p>28,206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25838" table:style-name="ce6">
            <text:p>25,838<text:s/></text:p>
          </table:table-cell>
          <table:table-cell office:value-type="float" office:value="29716" table:style-name="ce6">
            <text:p>29,716<text:s/></text:p>
          </table:table-cell>
          <table:table-cell office:value-type="float" office:value="35259" table:style-name="ce6">
            <text:p>35,259<text:s/></text:p>
          </table:table-cell>
          <table:table-cell office:value-type="float" office:value="41131" table:style-name="ce6">
            <text:p>41,131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51482" table:style-name="ce6">
            <text:p>51,482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29987" table:style-name="ce6">
            <text:p>29,987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59306" table:style-name="ce6">
            <text:p>59,306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28577" table:style-name="ce6">
            <text:p>28,577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39393" table:style-name="ce6">
            <text:p>39,393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4803" table:style-name="ce6">
            <text:p>24,803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284" table:style-name="ce6">
            <text:p>4,284<text:s/></text:p>
          </table:table-cell>
          <table:table-cell table:number-columns-repeated="16264"/>
        </table:table-row>
        <table:table-row table:style-name="ro2">
          <table:table-cell office:value-type="date" office:date-value="2021-01-12T00:00:00" table:style-name="ce5">
            <text:p>2021/1/12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42738" table:style-name="ce6">
            <text:p>42,738<text:s/></text:p>
          </table:table-cell>
          <table:table-cell office:value-type="float" office:value="41355" table:style-name="ce6">
            <text:p>41,355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18621" table:style-name="ce6">
            <text:p>18,621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34077" table:style-name="ce6">
            <text:p>34,077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36384" table:style-name="ce6">
            <text:p>36,384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15452" table:style-name="ce6">
            <text:p>115,452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30708" table:style-name="ce6">
            <text:p>30,708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30716" table:style-name="ce6">
            <text:p>30,716<text:s/></text:p>
          </table:table-cell>
          <table:table-cell office:value-type="float" office:value="34664" table:style-name="ce6">
            <text:p>34,664<text:s/></text:p>
          </table:table-cell>
          <table:table-cell office:value-type="float" office:value="41558" table:style-name="ce6">
            <text:p>41,558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53780" table:style-name="ce6">
            <text:p>53,780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30486" table:style-name="ce6">
            <text:p>30,486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58903" table:style-name="ce6">
            <text:p>58,903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39237" table:style-name="ce6">
            <text:p>39,237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30157" table:style-name="ce6">
            <text:p>30,157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316" table:style-name="ce6">
            <text:p>4,316<text:s/></text:p>
          </table:table-cell>
          <table:table-cell table:number-columns-repeated="16264"/>
        </table:table-row>
        <table:table-row table:style-name="ro2">
          <table:table-cell office:value-type="date" office:date-value="2021-01-13T00:00:00" table:style-name="ce5">
            <text:p>2021/1/13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42155" table:style-name="ce6">
            <text:p>42,155<text:s/></text:p>
          </table:table-cell>
          <table:table-cell office:value-type="float" office:value="42717" table:style-name="ce6">
            <text:p>42,717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30566" table:style-name="ce6">
            <text:p>30,566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34955" table:style-name="ce6">
            <text:p>34,955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6928" table:style-name="ce6">
            <text:p>36,928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7711" table:style-name="ce6">
            <text:p>27,711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116472" table:style-name="ce6">
            <text:p>116,472<text:s/></text:p>
          </table:table-cell>
          <table:table-cell office:value-type="float" office:value="41584" table:style-name="ce6">
            <text:p>41,584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31430" table:style-name="ce6">
            <text:p>31,430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33393" table:style-name="ce6">
            <text:p>33,393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6336" table:style-name="ce6">
            <text:p>26,336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34978" table:style-name="ce6">
            <text:p>34,978<text:s/></text:p>
          </table:table-cell>
          <table:table-cell office:value-type="float" office:value="42429" table:style-name="ce6">
            <text:p>42,429<text:s/></text:p>
          </table:table-cell>
          <table:table-cell office:value-type="float" office:value="26695" table:style-name="ce6">
            <text:p>26,695<text:s/></text:p>
          </table:table-cell>
          <table:table-cell office:value-type="float" office:value="29369" table:style-name="ce6">
            <text:p>29,369<text:s/></text:p>
          </table:table-cell>
          <table:table-cell office:value-type="float" office:value="55195" table:style-name="ce6">
            <text:p>55,195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31527" table:style-name="ce6">
            <text:p>31,527<text:s/></text:p>
          </table:table-cell>
          <table:table-cell office:value-type="float" office:value="34600" table:style-name="ce6">
            <text:p>34,600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60443" table:style-name="ce6">
            <text:p>60,443<text:s/></text:p>
          </table:table-cell>
          <table:table-cell office:value-type="float" office:value="21479" table:style-name="ce6">
            <text:p>21,479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31252" table:style-name="ce6">
            <text:p>31,252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4277" table:style-name="ce6">
            <text:p>4,277<text:s/></text:p>
          </table:table-cell>
          <table:table-cell table:number-columns-repeated="16264"/>
        </table:table-row>
        <table:table-row table:style-name="ro2">
          <table:table-cell office:value-type="date" office:date-value="2021-01-14T00:00:00" table:style-name="ce5">
            <text:p>2021/1/14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43271" table:style-name="ce6">
            <text:p>43,271<text:s/></text:p>
          </table:table-cell>
          <table:table-cell office:value-type="float" office:value="43338" table:style-name="ce6">
            <text:p>43,338<text:s/></text:p>
          </table:table-cell>
          <table:table-cell office:value-type="float" office:value="27544" table:style-name="ce6">
            <text:p>27,544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28154" table:style-name="ce6">
            <text:p>28,154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34962" table:style-name="ce6">
            <text:p>34,962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37174" table:style-name="ce6">
            <text:p>37,174<text:s/></text:p>
          </table:table-cell>
          <table:table-cell office:value-type="float" office:value="27298" table:style-name="ce6">
            <text:p>27,298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20181" table:style-name="ce6">
            <text:p>120,181<text:s/></text:p>
          </table:table-cell>
          <table:table-cell office:value-type="float" office:value="42207" table:style-name="ce6">
            <text:p>42,207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27031" table:style-name="ce6">
            <text:p>27,031<text:s/></text:p>
          </table:table-cell>
          <table:table-cell office:value-type="float" office:value="29185" table:style-name="ce6">
            <text:p>29,185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1539" table:style-name="ce6">
            <text:p>31,539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35795" table:style-name="ce6">
            <text:p>35,795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31803" table:style-name="ce6">
            <text:p>31,803<text:s/></text:p>
          </table:table-cell>
          <table:table-cell office:value-type="float" office:value="35479" table:style-name="ce6">
            <text:p>35,479<text:s/></text:p>
          </table:table-cell>
          <table:table-cell office:value-type="float" office:value="42083" table:style-name="ce6">
            <text:p>42,083<text:s/></text:p>
          </table:table-cell>
          <table:table-cell office:value-type="float" office:value="26750" table:style-name="ce6">
            <text:p>26,750<text:s/></text:p>
          </table:table-cell>
          <table:table-cell office:value-type="float" office:value="28410" table:style-name="ce6">
            <text:p>28,410<text:s/></text:p>
          </table:table-cell>
          <table:table-cell office:value-type="float" office:value="56148" table:style-name="ce6">
            <text:p>56,148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31921" table:style-name="ce6">
            <text:p>31,921<text:s/></text:p>
          </table:table-cell>
          <table:table-cell office:value-type="float" office:value="34921" table:style-name="ce6">
            <text:p>34,921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61671" table:style-name="ce6">
            <text:p>61,671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39426" table:style-name="ce6">
            <text:p>39,426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4447" table:style-name="ce6">
            <text:p>4,447<text:s/></text:p>
          </table:table-cell>
          <table:table-cell table:number-columns-repeated="16264"/>
        </table:table-row>
        <table:table-row table:style-name="ro2">
          <table:table-cell office:value-type="date" office:date-value="2021-01-15T00:00:00" table:style-name="ce5">
            <text:p>2021/1/15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44244" table:style-name="ce6">
            <text:p>44,244<text:s/></text:p>
          </table:table-cell>
          <table:table-cell office:value-type="float" office:value="49787" table:style-name="ce6">
            <text:p>49,787<text:s/></text:p>
          </table:table-cell>
          <table:table-cell office:value-type="float" office:value="28227" table:style-name="ce6">
            <text:p>28,227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8760" table:style-name="ce6">
            <text:p>18,760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32468" table:style-name="ce6">
            <text:p>32,468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27984" table:style-name="ce6">
            <text:p>27,984<text:s/></text:p>
          </table:table-cell>
          <table:table-cell office:value-type="float" office:value="19703" table:style-name="ce6">
            <text:p>19,703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33383" table:style-name="ce6">
            <text:p>33,383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37194" table:style-name="ce6">
            <text:p>37,194<text:s/></text:p>
          </table:table-cell>
          <table:table-cell office:value-type="float" office:value="28238" table:style-name="ce6">
            <text:p>28,238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39550" table:style-name="ce6">
            <text:p>39,550<text:s/></text:p>
          </table:table-cell>
          <table:table-cell office:value-type="float" office:value="29316" table:style-name="ce6">
            <text:p>29,316<text:s/></text:p>
          </table:table-cell>
          <table:table-cell office:value-type="float" office:value="29403" table:style-name="ce6">
            <text:p>29,403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140724" table:style-name="ce6">
            <text:p>140,724<text:s/></text:p>
          </table:table-cell>
          <table:table-cell office:value-type="float" office:value="48708" table:style-name="ce6">
            <text:p>48,708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25731" table:style-name="ce6">
            <text:p>25,731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9358" table:style-name="ce6">
            <text:p>29,358<text:s/></text:p>
          </table:table-cell>
          <table:table-cell office:value-type="float" office:value="32692" table:style-name="ce6">
            <text:p>32,692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32974" table:style-name="ce6">
            <text:p>32,974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40699" table:style-name="ce6">
            <text:p>40,699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34559" table:style-name="ce6">
            <text:p>34,559<text:s/></text:p>
          </table:table-cell>
          <table:table-cell office:value-type="float" office:value="40196" table:style-name="ce6">
            <text:p>40,196<text:s/></text:p>
          </table:table-cell>
          <table:table-cell office:value-type="float" office:value="45204" table:style-name="ce6">
            <text:p>45,204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66250" table:style-name="ce6">
            <text:p>66,250<text:s/></text:p>
          </table:table-cell>
          <table:table-cell office:value-type="float" office:value="23919" table:style-name="ce6">
            <text:p>23,919<text:s/></text:p>
          </table:table-cell>
          <table:table-cell office:value-type="float" office:value="35029" table:style-name="ce6">
            <text:p>35,029<text:s/></text:p>
          </table:table-cell>
          <table:table-cell office:value-type="float" office:value="39296" table:style-name="ce6">
            <text:p>39,296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69867" table:style-name="ce6">
            <text:p>69,867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21873" table:style-name="ce6">
            <text:p>21,873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32129" table:style-name="ce6">
            <text:p>32,129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40470" table:style-name="ce6">
            <text:p>40,470<text:s/></text:p>
          </table:table-cell>
          <table:table-cell office:value-type="float" office:value="25116" table:style-name="ce6">
            <text:p>25,116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26410" table:style-name="ce6">
            <text:p>26,410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6466" table:style-name="ce6">
            <text:p>16,466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32017" table:style-name="ce6">
            <text:p>32,017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4629" table:style-name="ce6">
            <text:p>4,629<text:s/></text:p>
          </table:table-cell>
          <table:table-cell table:number-columns-repeated="16264"/>
        </table:table-row>
        <table:table-row table:style-name="ro2">
          <table:table-cell office:value-type="date" office:date-value="2021-01-16T00:00:00" table:style-name="ce5">
            <text:p>2021/1/16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45596" table:style-name="ce6">
            <text:p>45,596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29436" table:style-name="ce6">
            <text:p>29,436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20266" table:style-name="ce6">
            <text:p>20,266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31269" table:style-name="ce6">
            <text:p>31,269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21551" table:style-name="ce6">
            <text:p>21,551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31329" table:style-name="ce6">
            <text:p>131,329<text:s/></text:p>
          </table:table-cell>
          <table:table-cell office:value-type="float" office:value="47264" table:style-name="ce6">
            <text:p>47,264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2794" table:style-name="ce6">
            <text:p>32,794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18178" table:style-name="ce6">
            <text:p>18,178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33860" table:style-name="ce6">
            <text:p>33,860<text:s/></text:p>
          </table:table-cell>
          <table:table-cell office:value-type="float" office:value="33063" table:style-name="ce6">
            <text:p>33,063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27122" table:style-name="ce6">
            <text:p>27,122<text:s/></text:p>
          </table:table-cell>
          <table:table-cell office:value-type="float" office:value="63594" table:style-name="ce6">
            <text:p>63,594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30279" table:style-name="ce6">
            <text:p>30,279<text:s/></text:p>
          </table:table-cell>
          <table:table-cell office:value-type="float" office:value="31833" table:style-name="ce6">
            <text:p>31,833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56735" table:style-name="ce6">
            <text:p>56,735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17485" table:style-name="ce6">
            <text:p>17,485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924" table:style-name="ce6">
            <text:p>2,924<text:s/></text:p>
          </table:table-cell>
          <table:table-cell table:number-columns-repeated="16264"/>
        </table:table-row>
        <table:table-row table:style-name="ro2">
          <table:table-cell office:value-type="date" office:date-value="2021-01-17T00:00:00" table:style-name="ce5">
            <text:p>2021/1/17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34584" table:style-name="ce6">
            <text:p>34,584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20810" table:style-name="ce6">
            <text:p>20,810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25022" table:style-name="ce6">
            <text:p>125,022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6736" table:style-name="ce6">
            <text:p>16,736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22912" table:style-name="ce6">
            <text:p>22,912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21627" table:style-name="ce6">
            <text:p>21,627<text:s/></text:p>
          </table:table-cell>
          <table:table-cell office:value-type="float" office:value="52044" table:style-name="ce6">
            <text:p>52,044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46717" table:style-name="ce6">
            <text:p>46,717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2254" table:style-name="ce6">
            <text:p>2,254<text:s/></text:p>
          </table:table-cell>
          <table:table-cell table:number-columns-repeated="16264"/>
        </table:table-row>
        <table:table-row table:style-name="ro2">
          <table:table-cell office:value-type="date" office:date-value="2021-01-18T00:00:00" table:style-name="ce5">
            <text:p>2021/1/18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41123" table:style-name="ce6">
            <text:p>41,123<text:s/></text:p>
          </table:table-cell>
          <table:table-cell office:value-type="float" office:value="39897" table:style-name="ce6">
            <text:p>39,897<text:s/></text:p>
          </table:table-cell>
          <table:table-cell office:value-type="float" office:value="26368" table:style-name="ce6">
            <text:p>26,368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18379" table:style-name="ce6">
            <text:p>18,379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32061" table:style-name="ce6">
            <text:p>32,061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34823" table:style-name="ce6">
            <text:p>34,823<text:s/></text:p>
          </table:table-cell>
          <table:table-cell office:value-type="float" office:value="25862" table:style-name="ce6">
            <text:p>25,862<text:s/></text:p>
          </table:table-cell>
          <table:table-cell office:value-type="float" office:value="26060" table:style-name="ce6">
            <text:p>26,060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123046" table:style-name="ce6">
            <text:p>123,046<text:s/></text:p>
          </table:table-cell>
          <table:table-cell office:value-type="float" office:value="38545" table:style-name="ce6">
            <text:p>38,545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29517" table:style-name="ce6">
            <text:p>29,517<text:s/></text:p>
          </table:table-cell>
          <table:table-cell office:value-type="float" office:value="34587" table:style-name="ce6">
            <text:p>34,587<text:s/></text:p>
          </table:table-cell>
          <table:table-cell office:value-type="float" office:value="38782" table:style-name="ce6">
            <text:p>38,782<text:s/></text:p>
          </table:table-cell>
          <table:table-cell office:value-type="float" office:value="25633" table:style-name="ce6">
            <text:p>25,633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55354" table:style-name="ce6">
            <text:p>55,354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28580" table:style-name="ce6">
            <text:p>28,580<text:s/></text:p>
          </table:table-cell>
          <table:table-cell office:value-type="float" office:value="33208" table:style-name="ce6">
            <text:p>33,208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59846" table:style-name="ce6">
            <text:p>59,846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28703" table:style-name="ce6">
            <text:p>28,703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7805" table:style-name="ce6">
            <text:p>37,805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23994" table:style-name="ce6">
            <text:p>23,994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7403" table:style-name="ce6">
            <text:p>17,403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22224" table:style-name="ce6">
            <text:p>22,224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4038" table:style-name="ce6">
            <text:p>4,038<text:s/></text:p>
          </table:table-cell>
          <table:table-cell table:number-columns-repeated="16264"/>
        </table:table-row>
        <table:table-row table:style-name="ro2">
          <table:table-cell office:value-type="date" office:date-value="2021-01-19T00:00:00" table:style-name="ce5">
            <text:p>2021/1/19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42513" table:style-name="ce6">
            <text:p>42,513<text:s/></text:p>
          </table:table-cell>
          <table:table-cell office:value-type="float" office:value="42094" table:style-name="ce6">
            <text:p>42,094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6687" table:style-name="ce6">
            <text:p>16,687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34039" table:style-name="ce6">
            <text:p>34,039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5588" table:style-name="ce6">
            <text:p>35,588<text:s/></text:p>
          </table:table-cell>
          <table:table-cell office:value-type="float" office:value="26210" table:style-name="ce6">
            <text:p>26,210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20241" table:style-name="ce6">
            <text:p>120,241<text:s/></text:p>
          </table:table-cell>
          <table:table-cell office:value-type="float" office:value="41307" table:style-name="ce6">
            <text:p>41,307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24111" table:style-name="ce6">
            <text:p>24,111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3989" table:style-name="ce6">
            <text:p>23,989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30605" table:style-name="ce6">
            <text:p>30,605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30677" table:style-name="ce6">
            <text:p>30,677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30995" table:style-name="ce6">
            <text:p>30,995<text:s/></text:p>
          </table:table-cell>
          <table:table-cell office:value-type="float" office:value="35202" table:style-name="ce6">
            <text:p>35,202<text:s/></text:p>
          </table:table-cell>
          <table:table-cell office:value-type="float" office:value="40214" table:style-name="ce6">
            <text:p>40,214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65121" table:style-name="ce6">
            <text:p>65,121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29530" table:style-name="ce6">
            <text:p>29,530<text:s/></text:p>
          </table:table-cell>
          <table:table-cell office:value-type="float" office:value="34618" table:style-name="ce6">
            <text:p>34,618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60806" table:style-name="ce6">
            <text:p>60,806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38820" table:style-name="ce6">
            <text:p>38,820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30034" table:style-name="ce6">
            <text:p>30,034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224" table:style-name="ce6">
            <text:p>4,224<text:s/></text:p>
          </table:table-cell>
          <table:table-cell table:number-columns-repeated="16264"/>
        </table:table-row>
        <table:table-row table:style-name="ro2">
          <table:table-cell office:value-type="date" office:date-value="2021-01-20T00:00:00" table:style-name="ce5">
            <text:p>2021/1/20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42925" table:style-name="ce6">
            <text:p>42,925<text:s/></text:p>
          </table:table-cell>
          <table:table-cell office:value-type="float" office:value="44702" table:style-name="ce6">
            <text:p>44,702<text:s/></text:p>
          </table:table-cell>
          <table:table-cell office:value-type="float" office:value="27902" table:style-name="ce6">
            <text:p>27,902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31630" table:style-name="ce6">
            <text:p>31,630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28318" table:style-name="ce6">
            <text:p>28,318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34693" table:style-name="ce6">
            <text:p>34,693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37253" table:style-name="ce6">
            <text:p>37,253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27820" table:style-name="ce6">
            <text:p>27,820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125540" table:style-name="ce6">
            <text:p>125,540<text:s/></text:p>
          </table:table-cell>
          <table:table-cell office:value-type="float" office:value="44552" table:style-name="ce6">
            <text:p>44,552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28879" table:style-name="ce6">
            <text:p>28,879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32105" table:style-name="ce6">
            <text:p>32,10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34857" table:style-name="ce6">
            <text:p>34,85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32835" table:style-name="ce6">
            <text:p>32,835<text:s/></text:p>
          </table:table-cell>
          <table:table-cell office:value-type="float" office:value="36795" table:style-name="ce6">
            <text:p>36,795<text:s/></text:p>
          </table:table-cell>
          <table:table-cell office:value-type="float" office:value="41426" table:style-name="ce6">
            <text:p>41,426<text:s/></text:p>
          </table:table-cell>
          <table:table-cell office:value-type="float" office:value="27469" table:style-name="ce6">
            <text:p>27,469<text:s/></text:p>
          </table:table-cell>
          <table:table-cell office:value-type="float" office:value="28656" table:style-name="ce6">
            <text:p>28,656<text:s/></text:p>
          </table:table-cell>
          <table:table-cell office:value-type="float" office:value="73508" table:style-name="ce6">
            <text:p>73,508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30878" table:style-name="ce6">
            <text:p>30,878<text:s/></text:p>
          </table:table-cell>
          <table:table-cell office:value-type="float" office:value="36041" table:style-name="ce6">
            <text:p>36,041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63602" table:style-name="ce6">
            <text:p>63,602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39741" table:style-name="ce6">
            <text:p>39,741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24984" table:style-name="ce6">
            <text:p>24,984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30745" table:style-name="ce6">
            <text:p>30,745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4104" table:style-name="ce6">
            <text:p>4,104<text:s/></text:p>
          </table:table-cell>
          <table:table-cell table:number-columns-repeated="16264"/>
        </table:table-row>
        <table:table-row table:style-name="ro2">
          <table:table-cell office:value-type="date" office:date-value="2021-01-21T00:00:00" table:style-name="ce5">
            <text:p>2021/1/21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43360" table:style-name="ce6">
            <text:p>43,360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30253" table:style-name="ce6">
            <text:p>30,253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24712" table:style-name="ce6">
            <text:p>24,712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17381" table:style-name="ce6">
            <text:p>17,381<text:s/></text:p>
          </table:table-cell>
          <table:table-cell office:value-type="float" office:value="34696" table:style-name="ce6">
            <text:p>34,696<text:s/></text:p>
          </table:table-cell>
          <table:table-cell office:value-type="float" office:value="25161" table:style-name="ce6">
            <text:p>25,161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35618" table:style-name="ce6">
            <text:p>35,618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122026" table:style-name="ce6">
            <text:p>122,026<text:s/></text:p>
          </table:table-cell>
          <table:table-cell office:value-type="float" office:value="41847" table:style-name="ce6">
            <text:p>41,847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30896" table:style-name="ce6">
            <text:p>30,896<text:s/></text:p>
          </table:table-cell>
          <table:table-cell office:value-type="float" office:value="35039" table:style-name="ce6">
            <text:p>35,039<text:s/></text:p>
          </table:table-cell>
          <table:table-cell office:value-type="float" office:value="39159" table:style-name="ce6">
            <text:p>39,159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61531" table:style-name="ce6">
            <text:p>61,531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30288" table:style-name="ce6">
            <text:p>30,288<text:s/></text:p>
          </table:table-cell>
          <table:table-cell office:value-type="float" office:value="34588" table:style-name="ce6">
            <text:p>34,588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59784" table:style-name="ce6">
            <text:p>59,784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38318" table:style-name="ce6">
            <text:p>38,318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4289" table:style-name="ce6">
            <text:p>24,289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29351" table:style-name="ce6">
            <text:p>29,351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4052" table:style-name="ce6">
            <text:p>4,052<text:s/></text:p>
          </table:table-cell>
          <table:table-cell table:number-columns-repeated="16264"/>
        </table:table-row>
        <table:table-row table:style-name="ro2">
          <table:table-cell office:value-type="date" office:date-value="2021-01-22T00:00:00" table:style-name="ce5">
            <text:p>2021/1/22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42416" table:style-name="ce6">
            <text:p>42,416<text:s/></text:p>
          </table:table-cell>
          <table:table-cell office:value-type="float" office:value="47916" table:style-name="ce6">
            <text:p>47,916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18508" table:style-name="ce6">
            <text:p>18,508<text:s/></text:p>
          </table:table-cell>
          <table:table-cell office:value-type="float" office:value="35450" table:style-name="ce6">
            <text:p>35,450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36375" table:style-name="ce6">
            <text:p>36,375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27468" table:style-name="ce6">
            <text:p>27,468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130650" table:style-name="ce6">
            <text:p>130,650<text:s/></text:p>
          </table:table-cell>
          <table:table-cell office:value-type="float" office:value="46784" table:style-name="ce6">
            <text:p>46,784<text:s/></text:p>
          </table:table-cell>
          <table:table-cell office:value-type="float" office:value="20601" table:style-name="ce6">
            <text:p>20,601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1706" table:style-name="ce6">
            <text:p>31,706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37925" table:style-name="ce6">
            <text:p>37,925<text:s/></text:p>
          </table:table-cell>
          <table:table-cell office:value-type="float" office:value="40964" table:style-name="ce6">
            <text:p>40,964<text:s/></text:p>
          </table:table-cell>
          <table:table-cell office:value-type="float" office:value="27249" table:style-name="ce6">
            <text:p>27,249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65239" table:style-name="ce6">
            <text:p>65,239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31518" table:style-name="ce6">
            <text:p>31,518<text:s/></text:p>
          </table:table-cell>
          <table:table-cell office:value-type="float" office:value="37721" table:style-name="ce6">
            <text:p>37,721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66831" table:style-name="ce6">
            <text:p>66,831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39723" table:style-name="ce6">
            <text:p>39,723<text:s/></text:p>
          </table:table-cell>
          <table:table-cell office:value-type="float" office:value="22634" table:style-name="ce6">
            <text:p>22,634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17472" table:style-name="ce6">
            <text:p>17,472<text:s/></text:p>
          </table:table-cell>
          <table:table-cell office:value-type="float" office:value="30357" table:style-name="ce6">
            <text:p>30,357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311" table:style-name="ce6">
            <text:p>4,311<text:s/></text:p>
          </table:table-cell>
          <table:table-cell table:number-columns-repeated="16264"/>
        </table:table-row>
        <table:table-row table:style-name="ro2">
          <table:table-cell office:value-type="date" office:date-value="2021-01-23T00:00:00" table:style-name="ce5">
            <text:p>2021/1/23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42656" table:style-name="ce6">
            <text:p>42,656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9769" table:style-name="ce6">
            <text:p>29,769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12737" table:style-name="ce6">
            <text:p>112,737<text:s/></text:p>
          </table:table-cell>
          <table:table-cell office:value-type="float" office:value="43673" table:style-name="ce6">
            <text:p>43,673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9369" table:style-name="ce6">
            <text:p>29,369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27792" table:style-name="ce6">
            <text:p>27,792<text:s/></text:p>
          </table:table-cell>
          <table:table-cell office:value-type="float" office:value="30417" table:style-name="ce6">
            <text:p>30,417<text:s/></text:p>
          </table:table-cell>
          <table:table-cell office:value-type="float" office:value="30859" table:style-name="ce6">
            <text:p>30,859<text:s/></text:p>
          </table:table-cell>
          <table:table-cell office:value-type="float" office:value="21134" table:style-name="ce6">
            <text:p>21,134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63851" table:style-name="ce6">
            <text:p>63,851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8886" table:style-name="ce6">
            <text:p>28,886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50578" table:style-name="ce6">
            <text:p>50,578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8008" table:style-name="ce6">
            <text:p>18,008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2520" table:style-name="ce6">
            <text:p>2,520<text:s/></text:p>
          </table:table-cell>
          <table:table-cell table:number-columns-repeated="16264"/>
        </table:table-row>
        <table:table-row table:style-name="ro2">
          <table:table-cell office:value-type="date" office:date-value="2021-01-24T00:00:00" table:style-name="ce5">
            <text:p>2021/1/24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33572" table:style-name="ce6">
            <text:p>33,572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16973" table:style-name="ce6">
            <text:p>16,973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116566" table:style-name="ce6">
            <text:p>116,566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29019" table:style-name="ce6">
            <text:p>29,019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54809" table:style-name="ce6">
            <text:p>54,809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43829" table:style-name="ce6">
            <text:p>43,829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223" table:style-name="ce6">
            <text:p>2,223<text:s/></text:p>
          </table:table-cell>
          <table:table-cell table:number-columns-repeated="16264"/>
        </table:table-row>
        <table:table-row table:style-name="ro2">
          <table:table-cell office:value-type="date" office:date-value="2021-01-25T00:00:00" table:style-name="ce5">
            <text:p>2021/1/25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39266" table:style-name="ce6">
            <text:p>39,266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6879" table:style-name="ce6">
            <text:p>16,879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29284" table:style-name="ce6">
            <text:p>29,284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4379" table:style-name="ce6">
            <text:p>24,379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32339" table:style-name="ce6">
            <text:p>32,339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33576" table:style-name="ce6">
            <text:p>33,576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121947" table:style-name="ce6">
            <text:p>121,947<text:s/></text:p>
          </table:table-cell>
          <table:table-cell office:value-type="float" office:value="38794" table:style-name="ce6">
            <text:p>38,794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28700" table:style-name="ce6">
            <text:p>28,700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29065" table:style-name="ce6">
            <text:p>29,065<text:s/></text:p>
          </table:table-cell>
          <table:table-cell office:value-type="float" office:value="33355" table:style-name="ce6">
            <text:p>33,355<text:s/></text:p>
          </table:table-cell>
          <table:table-cell office:value-type="float" office:value="37589" table:style-name="ce6">
            <text:p>37,589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25445" table:style-name="ce6">
            <text:p>25,445<text:s/></text:p>
          </table:table-cell>
          <table:table-cell office:value-type="float" office:value="58730" table:style-name="ce6">
            <text:p>58,730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29344" table:style-name="ce6">
            <text:p>29,344<text:s/></text:p>
          </table:table-cell>
          <table:table-cell office:value-type="float" office:value="32076" table:style-name="ce6">
            <text:p>32,076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56835" table:style-name="ce6">
            <text:p>56,835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36359" table:style-name="ce6">
            <text:p>36,359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28150" table:style-name="ce6">
            <text:p>28,150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3989" table:style-name="ce6">
            <text:p>3,989<text:s/></text:p>
          </table:table-cell>
          <table:table-cell table:number-columns-repeated="16264"/>
        </table:table-row>
        <table:table-row table:style-name="ro2">
          <table:table-cell office:value-type="date" office:date-value="2021-01-26T00:00:00" table:style-name="ce5">
            <text:p>2021/1/26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40997" table:style-name="ce6">
            <text:p>40,997<text:s/></text:p>
          </table:table-cell>
          <table:table-cell office:value-type="float" office:value="41683" table:style-name="ce6">
            <text:p>41,683<text:s/></text:p>
          </table:table-cell>
          <table:table-cell office:value-type="float" office:value="23588" table:style-name="ce6">
            <text:p>23,588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34053" table:style-name="ce6">
            <text:p>34,053<text:s/></text:p>
          </table:table-cell>
          <table:table-cell office:value-type="float" office:value="25499" table:style-name="ce6">
            <text:p>25,499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34686" table:style-name="ce6">
            <text:p>34,686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116629" table:style-name="ce6">
            <text:p>116,629<text:s/></text:p>
          </table:table-cell>
          <table:table-cell office:value-type="float" office:value="40591" table:style-name="ce6">
            <text:p>40,591<text:s/></text:p>
          </table:table-cell>
          <table:table-cell office:value-type="float" office:value="19935" table:style-name="ce6">
            <text:p>19,935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0009" table:style-name="ce6">
            <text:p>30,009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1438" table:style-name="ce6">
            <text:p>21,438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30501" table:style-name="ce6">
            <text:p>30,501<text:s/></text:p>
          </table:table-cell>
          <table:table-cell office:value-type="float" office:value="33860" table:style-name="ce6">
            <text:p>33,860<text:s/></text:p>
          </table:table-cell>
          <table:table-cell office:value-type="float" office:value="38507" table:style-name="ce6">
            <text:p>38,507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6312" table:style-name="ce6">
            <text:p>26,312<text:s/></text:p>
          </table:table-cell>
          <table:table-cell office:value-type="float" office:value="59735" table:style-name="ce6">
            <text:p>59,735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30305" table:style-name="ce6">
            <text:p>30,305<text:s/></text:p>
          </table:table-cell>
          <table:table-cell office:value-type="float" office:value="33631" table:style-name="ce6">
            <text:p>33,631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58135" table:style-name="ce6">
            <text:p>58,135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24936" table:style-name="ce6">
            <text:p>24,936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36936" table:style-name="ce6">
            <text:p>36,936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28500" table:style-name="ce6">
            <text:p>28,500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938" table:style-name="ce6">
            <text:p>3,938<text:s/></text:p>
          </table:table-cell>
          <table:table-cell table:number-columns-repeated="16264"/>
        </table:table-row>
        <table:table-row table:style-name="ro2">
          <table:table-cell office:value-type="date" office:date-value="2021-01-27T00:00:00" table:style-name="ce5">
            <text:p>2021/1/27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40959" table:style-name="ce6">
            <text:p>40,959<text:s/></text:p>
          </table:table-cell>
          <table:table-cell office:value-type="float" office:value="42385" table:style-name="ce6">
            <text:p>42,385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30422" table:style-name="ce6">
            <text:p>30,422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34218" table:style-name="ce6">
            <text:p>34,218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34674" table:style-name="ce6">
            <text:p>34,674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16320" table:style-name="ce6">
            <text:p>116,320<text:s/></text:p>
          </table:table-cell>
          <table:table-cell office:value-type="float" office:value="40801" table:style-name="ce6">
            <text:p>40,801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23415" table:style-name="ce6">
            <text:p>23,415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29607" table:style-name="ce6">
            <text:p>29,607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1542" table:style-name="ce6">
            <text:p>21,542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30213" table:style-name="ce6">
            <text:p>30,213<text:s/></text:p>
          </table:table-cell>
          <table:table-cell office:value-type="float" office:value="33915" table:style-name="ce6">
            <text:p>33,915<text:s/></text:p>
          </table:table-cell>
          <table:table-cell office:value-type="float" office:value="38836" table:style-name="ce6">
            <text:p>38,836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60551" table:style-name="ce6">
            <text:p>60,551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31119" table:style-name="ce6">
            <text:p>31,119<text:s/></text:p>
          </table:table-cell>
          <table:table-cell office:value-type="float" office:value="34239" table:style-name="ce6">
            <text:p>34,239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59134" table:style-name="ce6">
            <text:p>59,134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37237" table:style-name="ce6">
            <text:p>37,237<text:s/></text:p>
          </table:table-cell>
          <table:table-cell office:value-type="float" office:value="21873" table:style-name="ce6">
            <text:p>21,873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3936" table:style-name="ce6">
            <text:p>3,936<text:s/></text:p>
          </table:table-cell>
          <table:table-cell table:number-columns-repeated="16264"/>
        </table:table-row>
        <table:table-row table:style-name="ro2">
          <table:table-cell office:value-type="date" office:date-value="2021-01-28T00:00:00" table:style-name="ce5">
            <text:p>2021/1/28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41854" table:style-name="ce6">
            <text:p>41,854<text:s/></text:p>
          </table:table-cell>
          <table:table-cell office:value-type="float" office:value="43451" table:style-name="ce6">
            <text:p>43,451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33910" table:style-name="ce6">
            <text:p>33,910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34153" table:style-name="ce6">
            <text:p>34,153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34648" table:style-name="ce6">
            <text:p>34,648<text:s/></text:p>
          </table:table-cell>
          <table:table-cell office:value-type="float" office:value="25679" table:style-name="ce6">
            <text:p>25,679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118723" table:style-name="ce6">
            <text:p>118,723<text:s/></text:p>
          </table:table-cell>
          <table:table-cell office:value-type="float" office:value="41042" table:style-name="ce6">
            <text:p>41,042<text:s/></text:p>
          </table:table-cell>
          <table:table-cell office:value-type="float" office:value="19687" table:style-name="ce6">
            <text:p>19,687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23042" table:style-name="ce6">
            <text:p>23,042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28704" table:style-name="ce6">
            <text:p>28,704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33892" table:style-name="ce6">
            <text:p>33,892<text:s/></text:p>
          </table:table-cell>
          <table:table-cell office:value-type="float" office:value="38689" table:style-name="ce6">
            <text:p>38,689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59889" table:style-name="ce6">
            <text:p>59,889<text:s/></text:p>
          </table:table-cell>
          <table:table-cell office:value-type="float" office:value="19356" table:style-name="ce6">
            <text:p>19,356<text:s/></text:p>
          </table:table-cell>
          <table:table-cell office:value-type="float" office:value="31484" table:style-name="ce6">
            <text:p>31,484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59995" table:style-name="ce6">
            <text:p>59,995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38227" table:style-name="ce6">
            <text:p>38,227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28892" table:style-name="ce6">
            <text:p>28,892<text:s/></text:p>
          </table:table-cell>
          <table:table-cell office:value-type="float" office:value="23166" table:style-name="ce6">
            <text:p>23,166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980" table:style-name="ce6">
            <text:p>3,980<text:s/></text:p>
          </table:table-cell>
          <table:table-cell table:number-columns-repeated="16264"/>
        </table:table-row>
        <table:table-row table:style-name="ro2">
          <table:table-cell office:value-type="date" office:date-value="2021-01-29T00:00:00" table:style-name="ce5">
            <text:p>2021/1/29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42626" table:style-name="ce6">
            <text:p>42,626<text:s/></text:p>
          </table:table-cell>
          <table:table-cell office:value-type="float" office:value="50523" table:style-name="ce6">
            <text:p>50,523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35192" table:style-name="ce6">
            <text:p>35,192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16147" table:style-name="ce6">
            <text:p>16,147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28304" table:style-name="ce6">
            <text:p>28,304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36104" table:style-name="ce6">
            <text:p>36,104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36667" table:style-name="ce6">
            <text:p>36,667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27604" table:style-name="ce6">
            <text:p>27,604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2209" table:style-name="ce6">
            <text:p>22,209<text:s/></text:p>
          </table:table-cell>
          <table:table-cell office:value-type="float" office:value="133010" table:style-name="ce6">
            <text:p>133,010<text:s/></text:p>
          </table:table-cell>
          <table:table-cell office:value-type="float" office:value="46894" table:style-name="ce6">
            <text:p>46,894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25169" table:style-name="ce6">
            <text:p>25,169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29547" table:style-name="ce6">
            <text:p>29,547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24806" table:style-name="ce6">
            <text:p>24,806<text:s/></text:p>
          </table:table-cell>
          <table:table-cell office:value-type="float" office:value="32181" table:style-name="ce6">
            <text:p>32,181<text:s/></text:p>
          </table:table-cell>
          <table:table-cell office:value-type="float" office:value="37633" table:style-name="ce6">
            <text:p>37,633<text:s/></text:p>
          </table:table-cell>
          <table:table-cell office:value-type="float" office:value="40430" table:style-name="ce6">
            <text:p>40,430<text:s/></text:p>
          </table:table-cell>
          <table:table-cell office:value-type="float" office:value="27675" table:style-name="ce6">
            <text:p>27,675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67746" table:style-name="ce6">
            <text:p>67,746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35178" table:style-name="ce6">
            <text:p>35,178<text:s/></text:p>
          </table:table-cell>
          <table:table-cell office:value-type="float" office:value="37735" table:style-name="ce6">
            <text:p>37,735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66489" table:style-name="ce6">
            <text:p>66,489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20318" table:style-name="ce6">
            <text:p>20,318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29686" table:style-name="ce6">
            <text:p>29,686<text:s/></text:p>
          </table:table-cell>
          <table:table-cell office:value-type="float" office:value="24670" table:style-name="ce6">
            <text:p>24,670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4213" table:style-name="ce6">
            <text:p>4,213<text:s/></text:p>
          </table:table-cell>
          <table:table-cell table:number-columns-repeated="16264"/>
        </table:table-row>
        <table:table-row table:style-name="ro2">
          <table:table-cell office:value-type="date" office:date-value="2021-01-30T00:00:00" table:style-name="ce5">
            <text:p>2021/1/30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44246" table:style-name="ce6">
            <text:p>44,246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25880" table:style-name="ce6">
            <text:p>25,880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0139" table:style-name="ce6">
            <text:p>30,139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0596" table:style-name="ce6">
            <text:p>20,596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16604" table:style-name="ce6">
            <text:p>116,604<text:s/></text:p>
          </table:table-cell>
          <table:table-cell office:value-type="float" office:value="44601" table:style-name="ce6">
            <text:p>44,601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24719" table:style-name="ce6">
            <text:p>24,719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32160" table:style-name="ce6">
            <text:p>32,160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30493" table:style-name="ce6">
            <text:p>30,493<text:s/></text:p>
          </table:table-cell>
          <table:table-cell office:value-type="float" office:value="31113" table:style-name="ce6">
            <text:p>31,113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65018" table:style-name="ce6">
            <text:p>65,018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29605" table:style-name="ce6">
            <text:p>29,605<text:s/></text:p>
          </table:table-cell>
          <table:table-cell office:value-type="float" office:value="29744" table:style-name="ce6">
            <text:p>29,744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52291" table:style-name="ce6">
            <text:p>52,291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4984" table:style-name="ce6">
            <text:p>14,984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2416" table:style-name="ce6">
            <text:p>2,416<text:s/></text:p>
          </table:table-cell>
          <table:table-cell table:number-columns-repeated="16264"/>
        </table:table-row>
        <table:table-row table:style-name="ro2">
          <table:table-cell office:value-type="date" office:date-value="2021-01-31T00:00:00" table:style-name="ce5">
            <text:p>2021/1/31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34483" table:style-name="ce6">
            <text:p>34,483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20631" table:style-name="ce6">
            <text:p>20,631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09913" table:style-name="ce6">
            <text:p>109,913<text:s/></text:p>
          </table:table-cell>
          <table:table-cell office:value-type="float" office:value="36394" table:style-name="ce6">
            <text:p>36,394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22060" table:style-name="ce6">
            <text:p>22,060<text:s/></text:p>
          </table:table-cell>
          <table:table-cell office:value-type="float" office:value="21532" table:style-name="ce6">
            <text:p>21,532<text:s/></text:p>
          </table:table-cell>
          <table:table-cell office:value-type="float" office:value="21007" table:style-name="ce6">
            <text:p>21,007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1920" table:style-name="ce6">
            <text:p>31,920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54736" table:style-name="ce6">
            <text:p>54,736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45734" table:style-name="ce6">
            <text:p>45,734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17535" table:style-name="ce6">
            <text:p>17,535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1998" table:style-name="ce6">
            <text:p>1,99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2-11T02:26:09Z</meta:creation-date>
    <dc:date>2021-02-11T02:27:34Z</dc:date>
  </office:meta>
</office:document-meta>
</file>